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1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2.9104in" style:rel-column-width="4162*"/>
    </style:style>
    <style:style style:name="Table3.B" style:family="table-column">
      <style:table-column-properties style:column-width="1.8819in" style:rel-column-width="2691*"/>
    </style:style>
    <style:style style:name="Table3.C" style:family="table-column">
      <style:table-column-properties style:column-width="1.9007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Table2" style:family="table">
      <style:table-properties style:width="6.5722in" fo:margin-left="-0.075in" table:align="left" style:writing-mode="lr-tb"/>
    </style:style>
    <style:style style:name="Table2.A" style:family="table-column">
      <style:table-column-properties style:column-width="6.5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3.875in"/>
    </style:style>
    <style:style style:name="Table4.C" style:family="table-column">
      <style:table-column-properties style:column-width="0.1701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5389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91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3868in" fo:keep-together="auto"/>
    </style:style>
    <style:style style:name="Table4.4" style:family="table-row">
      <style:table-row-properties style:min-row-height="0.9556in" fo:keep-together="auto"/>
    </style:style>
    <style:style style:name="Table4.5" style:family="table-row">
      <style:table-row-properties style:min-row-height="0.9063in" fo:keep-together="auto"/>
    </style:style>
    <style:style style:name="Table4.6" style:family="table-row">
      <style:table-row-properties style:min-row-height="0.725in" fo:keep-together="auto"/>
    </style:style>
    <style:style style:name="Table4.7" style:family="table-row">
      <style:table-row-properties style:min-row-height="0.3813in" fo:keep-together="auto"/>
    </style:style>
    <style:style style:name="Table5" style:family="table">
      <style:table-properties style:width="6.5722in" fo:margin-left="-0.075in" table:align="left" style:writing-mode="lr-tb"/>
    </style:style>
    <style:style style:name="Table5.A" style:family="table-column">
      <style:table-column-properties style:column-width="3.5215in"/>
    </style:style>
    <style:style style:name="Table5.B" style:family="table-column">
      <style:table-column-properties style:column-width="3.0507in"/>
    </style:style>
    <style:style style:name="Table5.1" style:family="table-row">
      <style:table-row-properties style:min-row-height="0.1715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5722in" fo:margin-left="-0.075in" table:align="left" style:writing-mode="lr-tb"/>
    </style:style>
    <style:style style:name="Table6.A" style:family="table-column">
      <style:table-column-properties style:column-width="2.9514in"/>
    </style:style>
    <style:style style:name="Table6.B" style:family="table-column">
      <style:table-column-properties style:column-width="1.7479in"/>
    </style:style>
    <style:style style:name="Table6.C" style:family="table-column">
      <style:table-column-properties style:column-width="1.8729in"/>
    </style:style>
    <style:style style:name="Table6.1" style:family="table-row">
      <style:table-row-properties style:min-row-height="0.3563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2" style:family="table-row">
      <style:table-row-properties style:min-row-height="0.384in" fo:keep-together="auto"/>
    </style:style>
    <style:style style:name="Table6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3" style:family="table-row">
      <style:table-row-properties style:min-row-height="0.1931in" fo:keep-together="auto"/>
    </style:style>
    <style:style style:name="Table6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4" style:family="table-row">
      <style:table-row-properties style:min-row-height="0.3611in" fo:keep-together="auto"/>
    </style:style>
    <style:style style:name="Table6.5" style:family="table-row">
      <style:table-row-properties style:min-row-height="0.1972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8365a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7" style:family="paragraph" style:parent-style-name="Standard_20__28_user_29_">
      <style:text-properties fo:language="en" fo:country="US"/>
    </style:style>
    <style:style style:name="P8" style:family="paragraph" style:parent-style-name="Standard_20__28_user_29_">
      <style:text-properties officeooo:rsid="0018d056" officeooo:paragraph-rsid="0018d056"/>
    </style:style>
    <style:style style:name="P9" style:family="paragraph" style:parent-style-name="Standard_20__28_user_29_">
      <style:text-properties officeooo:paragraph-rsid="00190274"/>
    </style:style>
    <style:style style:name="P10" style:family="paragraph" style:parent-style-name="Standard_20__28_user_29_">
      <style:text-properties officeooo:rsid="0019bdbc" officeooo:paragraph-rsid="0019bdbc"/>
    </style:style>
    <style:style style:name="P11" style:family="paragraph" style:parent-style-name="Standard_20__28_user_29_">
      <style:text-properties officeooo:paragraph-rsid="001dfc80"/>
    </style:style>
    <style:style style:name="P12" style:family="paragraph" style:parent-style-name="Standard_20__28_user_29_">
      <style:text-properties officeooo:rsid="001fafd7" officeooo:paragraph-rsid="001fafd7"/>
    </style:style>
    <style:style style:name="P13" style:family="paragraph" style:parent-style-name="Standard_20__28_user_29_">
      <style:text-properties officeooo:rsid="00218f33" officeooo:paragraph-rsid="00218f33"/>
    </style:style>
    <style:style style:name="P14" style:family="paragraph" style:parent-style-name="Standard_20__28_user_29_">
      <style:text-properties officeooo:paragraph-rsid="003503a4"/>
    </style:style>
    <style:style style:name="P15" style:family="paragraph" style:parent-style-name="Standard_20__28_user_29_">
      <style:text-properties officeooo:paragraph-rsid="00359a57"/>
    </style:style>
    <style:style style:name="P16" style:family="paragraph" style:parent-style-name="Standard_20__28_user_29_">
      <style:text-properties officeooo:paragraph-rsid="0033f695"/>
    </style:style>
    <style:style style:name="P17" style:family="paragraph" style:parent-style-name="Standard_20__28_user_29_">
      <style:text-properties officeooo:paragraph-rsid="00378c6d"/>
    </style:style>
    <style:style style:name="P18" style:family="paragraph" style:parent-style-name="Standard_20__28_user_29_">
      <style:text-properties officeooo:paragraph-rsid="003b82a4"/>
    </style:style>
    <style:style style:name="P19" style:family="paragraph" style:parent-style-name="Standard_20__28_user_29_">
      <style:text-properties fo:language="ru" fo:country="RU" officeooo:rsid="0018d056" officeooo:paragraph-rsid="0018d056"/>
    </style:style>
    <style:style style:name="P20" style:family="paragraph" style:parent-style-name="Standard_20__28_user_29_">
      <style:text-properties fo:language="ru" fo:country="RU" officeooo:rsid="001a7a60" officeooo:paragraph-rsid="001a7a60"/>
    </style:style>
    <style:style style:name="P21" style:family="paragraph" style:parent-style-name="Standard_20__28_user_29_">
      <style:text-properties fo:language="ru" fo:country="RU" officeooo:rsid="00462423" officeooo:paragraph-rsid="00462423"/>
    </style:style>
    <style:style style:name="P22" style:family="paragraph" style:parent-style-name="Standard_20__28_user_29_">
      <style:text-properties fo:language="ru" fo:country="RU" officeooo:rsid="00612526" officeooo:paragraph-rsid="00612526"/>
    </style:style>
    <style:style style:name="P23" style:family="paragraph" style:parent-style-name="Standard_20__28_user_29_">
      <style:text-properties fo:language="ru" fo:country="RU" officeooo:rsid="00552b7d" officeooo:paragraph-rsid="00552b7d"/>
    </style:style>
    <style:style style:name="P24" style:family="paragraph" style:parent-style-name="Standard_20__28_user_29_">
      <style:text-properties fo:language="ru" fo:country="RU" officeooo:rsid="0053e39e" officeooo:paragraph-rsid="00586abd"/>
    </style:style>
    <style:style style:name="P25" style:family="paragraph" style:parent-style-name="Standard_20__28_user_29_">
      <style:text-properties fo:language="ru" fo:country="RU" officeooo:rsid="0053e39e" officeooo:paragraph-rsid="005cb0a6"/>
    </style:style>
    <style:style style:name="P26" style:family="paragraph" style:parent-style-name="Standard_20__28_user_29_">
      <style:text-properties fo:language="ru" fo:country="RU" officeooo:rsid="0053e39e" officeooo:paragraph-rsid="00612526"/>
    </style:style>
    <style:style style:name="P27" style:family="paragraph" style:parent-style-name="Standard_20__28_user_29_">
      <style:text-properties fo:language="ru" fo:country="RU" officeooo:rsid="0053e39e" officeooo:paragraph-rsid="00616a33"/>
    </style:style>
    <style:style style:name="P28" style:family="paragraph" style:parent-style-name="Standard_20__28_user_29_">
      <style:text-properties fo:language="ru" fo:country="RU" officeooo:rsid="0053e39e" officeooo:paragraph-rsid="0070e927"/>
    </style:style>
    <style:style style:name="P29" style:family="paragraph" style:parent-style-name="Standard_20__28_user_29_">
      <style:text-properties fo:language="ru" fo:country="RU" officeooo:rsid="00642632" officeooo:paragraph-rsid="00642632"/>
    </style:style>
    <style:style style:name="P30" style:family="paragraph" style:parent-style-name="Standard_20__28_user_29_">
      <style:text-properties officeooo:rsid="001dfc80" officeooo:paragraph-rsid="001dfc80"/>
    </style:style>
    <style:style style:name="P31" style:family="paragraph" style:parent-style-name="Standard_20__28_user_29_">
      <style:text-properties officeooo:paragraph-rsid="003c3d1c"/>
    </style:style>
    <style:style style:name="P32" style:family="paragraph" style:parent-style-name="Standard_20__28_user_29_">
      <style:text-properties officeooo:rsid="0042f83f" officeooo:paragraph-rsid="0042f83f"/>
    </style:style>
    <style:style style:name="P33" style:family="paragraph" style:parent-style-name="Standard_20__28_user_29_">
      <style:text-properties officeooo:rsid="004431fe" officeooo:paragraph-rsid="004431fe"/>
    </style:style>
    <style:style style:name="P34" style:family="paragraph" style:parent-style-name="Standard_20__28_user_29_">
      <style:text-properties officeooo:paragraph-rsid="00462423"/>
    </style:style>
    <style:style style:name="P35" style:family="paragraph" style:parent-style-name="Standard_20__28_user_29_">
      <style:text-properties officeooo:rsid="00568784" officeooo:paragraph-rsid="005a3746"/>
    </style:style>
    <style:style style:name="P36" style:family="paragraph" style:parent-style-name="Standard_20__28_user_29_">
      <style:text-properties officeooo:rsid="005cb0a6" officeooo:paragraph-rsid="005cb0a6"/>
    </style:style>
    <style:style style:name="P37" style:family="paragraph" style:parent-style-name="Standard_20__28_user_29_">
      <style:text-properties officeooo:paragraph-rsid="00612526"/>
    </style:style>
    <style:style style:name="P38" style:family="paragraph" style:parent-style-name="Standard_20__28_user_29_">
      <style:text-properties officeooo:paragraph-rsid="00631d44"/>
    </style:style>
    <style:style style:name="P39" style:family="paragraph" style:parent-style-name="Standard_20__28_user_29_">
      <style:text-properties officeooo:paragraph-rsid="00656c13"/>
    </style:style>
    <style:style style:name="P40" style:family="paragraph" style:parent-style-name="Standard_20__28_user_29_">
      <style:text-properties officeooo:rsid="006a2726" officeooo:paragraph-rsid="006a2726"/>
    </style:style>
    <style:style style:name="P41" style:family="paragraph" style:parent-style-name="Standard_20__28_user_29_">
      <style:text-properties officeooo:rsid="006e966b" officeooo:paragraph-rsid="006f45d9"/>
    </style:style>
    <style:style style:name="P42" style:family="paragraph" style:parent-style-name="Standard_20__28_user_29_">
      <style:text-properties officeooo:paragraph-rsid="006f45d9"/>
    </style:style>
    <style:style style:name="P43" style:family="paragraph" style:parent-style-name="Standard_20__28_user_29_">
      <style:text-properties officeooo:rsid="0070e927" officeooo:paragraph-rsid="0070e927"/>
    </style:style>
    <style:style style:name="P44" style:family="paragraph" style:parent-style-name="Standard_20__28_user_29_">
      <style:text-properties officeooo:paragraph-rsid="0070ed9c"/>
    </style:style>
    <style:style style:name="P45" style:family="paragraph" style:parent-style-name="Standard_20__28_user_29_">
      <style:text-properties officeooo:rsid="001e22b5" officeooo:paragraph-rsid="001e22b5"/>
    </style:style>
    <style:style style:name="P46" style:family="paragraph" style:parent-style-name="Standard_20__28_user_29_">
      <style:text-properties officeooo:rsid="0030efd5" officeooo:paragraph-rsid="00359a57"/>
    </style:style>
    <style:style style:name="P47" style:family="paragraph" style:parent-style-name="Standard_20__28_user_29_">
      <style:text-properties officeooo:rsid="005f8cf2" officeooo:paragraph-rsid="005f8cf2"/>
    </style:style>
    <style:style style:name="P48" style:family="paragraph" style:parent-style-name="Standard_20__28_user_29_">
      <style:text-properties officeooo:rsid="00749992" officeooo:paragraph-rsid="00749992"/>
    </style:style>
    <style:style style:name="P49" style:family="paragraph" style:parent-style-name="Standard_20__28_user_29_">
      <style:text-properties officeooo:paragraph-rsid="00762e77"/>
    </style:style>
    <style:style style:name="P50" style:family="paragraph" style:parent-style-name="Standard_20__28_user_29_">
      <style:text-properties officeooo:paragraph-rsid="0077e91d"/>
    </style:style>
    <style:style style:name="P51" style:family="paragraph" style:parent-style-name="Standard_20__28_user_29_">
      <style:text-properties officeooo:rsid="0077e91d" officeooo:paragraph-rsid="00784b7e"/>
    </style:style>
    <style:style style:name="P52" style:family="paragraph" style:parent-style-name="Standard_20__28_user_29_">
      <style:text-properties officeooo:paragraph-rsid="00784b7e"/>
    </style:style>
    <style:style style:name="P53" style:family="paragraph" style:parent-style-name="Standard_20__28_user_29_">
      <style:text-properties officeooo:rsid="00787e16" officeooo:paragraph-rsid="00787e16"/>
    </style:style>
    <style:style style:name="P54" style:family="paragraph" style:parent-style-name="Standard_20__28_user_29_">
      <style:text-properties officeooo:paragraph-rsid="00797ee4"/>
    </style:style>
    <style:style style:name="P55" style:family="paragraph" style:parent-style-name="Standard_20__28_user_29_">
      <style:text-properties officeooo:paragraph-rsid="007a0000"/>
    </style:style>
    <style:style style:name="P56" style:family="paragraph" style:parent-style-name="Standard_20__28_user_29_">
      <style:text-properties officeooo:rsid="0081df6c" officeooo:paragraph-rsid="008345b0"/>
    </style:style>
    <style:style style:name="P57" style:family="paragraph" style:parent-style-name="Standard_20__28_user_29_">
      <style:text-properties officeooo:rsid="008536ff" officeooo:paragraph-rsid="008536ff"/>
    </style:style>
    <style:style style:name="P58" style:family="paragraph" style:parent-style-name="Standard_20__28_user_29_">
      <style:text-properties officeooo:rsid="0092d211" officeooo:paragraph-rsid="0092d211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ff0000"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officeooo:paragraph-rsid="0008365a" style:font-size-asian="14pt" fo:hyphenate="tru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9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9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008365a" style:font-size-asian="14pt" style:font-size-complex="14pt" style:font-weight-complex="bold" fo:hyphenate="true" fo:hyphenation-remain-char-count="2" fo:hyphenation-push-char-count="2" loext:hyphenation-no-caps="false"/>
    </style:style>
    <style:style style:name="P93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94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95" style:family="paragraph" style:parent-style-name="Heading_20_2">
      <loext:graphic-properties draw:fill="none"/>
      <style:paragraph-properties fo:margin-left="0in" fo:margin-right="0in" fo:margin-top="0.25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96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97" style:family="paragraph" style:parent-style-name="Standard_20__28_user_29_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 style:vertical-align="baseline" style:writing-mode="lr-tb"/>
      <style:text-properties style:font-name="Times New Roman" fo:hyphenate="true" fo:hyphenation-remain-char-count="2" fo:hyphenation-push-char-count="2" loext:hyphenation-no-caps="false"/>
    </style:style>
    <style:style style:name="P98" style:family="paragraph" style:parent-style-name="Standard_20__28_user_29_" style:master-page-name="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99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100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101" style:family="paragraph" style:parent-style-name="Standard_20__28_user_29_">
      <style:paragraph-properties fo:margin-left="0in" fo:margin-right="0in" fo:text-indent="0in" style:auto-text-indent="false"/>
      <style:text-properties officeooo:rsid="00787e16" officeooo:paragraph-rsid="00787e16"/>
    </style:style>
    <style:style style:name="P102" style:family="paragraph" style:parent-style-name="Standard_20__28_user_29_">
      <style:paragraph-properties fo:margin-left="0in" fo:margin-right="0in" fo:text-indent="0in" style:auto-text-indent="false"/>
      <style:text-properties officeooo:rsid="007b9842" officeooo:paragraph-rsid="007da1b5"/>
    </style:style>
    <style:style style:name="P103" style:family="paragraph" style:parent-style-name="Standard_20__28_user_29_">
      <style:paragraph-properties fo:margin-left="0in" fo:margin-right="0in" fo:text-indent="0in" style:auto-text-indent="false"/>
      <style:text-properties officeooo:paragraph-rsid="007b9842"/>
    </style:style>
    <style:style style:name="P104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5dbec"/>
    </style:style>
    <style:style style:name="P105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f91f1"/>
    </style:style>
    <style:style style:name="P106" style:family="paragraph" style:parent-style-name="Standard_20__28_user_29_">
      <style:paragraph-properties fo:margin-left="0in" fo:margin-right="0in" fo:text-indent="0in" style:auto-text-indent="false"/>
      <style:text-properties officeooo:rsid="008e4864" officeooo:paragraph-rsid="008e4864"/>
    </style:style>
    <style:style style:name="P107" style:family="paragraph" style:parent-style-name="Standard_20__28_user_29_">
      <style:paragraph-properties fo:margin-left="0in" fo:margin-right="0in" fo:text-indent="0in" style:auto-text-indent="false"/>
      <style:text-properties officeooo:rsid="008f91f1" officeooo:paragraph-rsid="008f91f1"/>
    </style:style>
    <style:style style:name="P108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109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110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111" style:family="paragraph" style:parent-style-name="Standard">
      <style:text-properties officeooo:paragraph-rsid="000ebc3f"/>
    </style:style>
    <style:style style:name="P112" style:family="paragraph" style:parent-style-name="Standard">
      <style:paragraph-properties style:snap-to-layout-grid="false"/>
      <style:text-properties fo:font-size="8pt" officeooo:paragraph-rsid="000ebc3f" style:font-size-asian="8pt" style:font-size-complex="8pt"/>
    </style:style>
    <style:style style:name="P113" style:family="paragraph" style:parent-style-name="Standard">
      <style:paragraph-properties style:snap-to-layout-grid="false"/>
      <style:text-properties style:text-position="super 58%" fo:font-size="8pt" fo:font-style="italic" officeooo:paragraph-rsid="000ebc3f" style:font-size-asian="8pt" style:font-style-asian="italic" style:font-size-complex="8pt"/>
    </style:style>
    <style:style style:name="P114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115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116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117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officeooo:paragraph-rsid="000b2754"/>
    </style:style>
    <style:style style:name="P120" style:family="paragraph" style:parent-style-name="Heading_20_1">
      <style:paragraph-properties fo:break-before="page"/>
      <style:text-properties officeooo:paragraph-rsid="00133815"/>
    </style:style>
    <style:style style:name="P121" style:family="paragraph" style:parent-style-name="Contents_20_Heading">
      <style:paragraph-properties fo:break-before="page"/>
    </style:style>
    <style:style style:name="P122" style:family="paragraph" style:parent-style-name="Standard_20__28_user_29_">
      <style:paragraph-properties fo:margin-top="0in" fo:margin-bottom="1.5165in" loext:contextual-spacing="false"/>
    </style:style>
    <style:style style:name="P123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124" style:family="paragraph" style:parent-style-name="Heading_20_2">
      <style:text-properties officeooo:rsid="00462423" officeooo:paragraph-rsid="00462423"/>
    </style:style>
    <style:style style:name="P125" style:family="paragraph" style:parent-style-name="Heading_20_2">
      <style:text-properties officeooo:rsid="004431fe" officeooo:paragraph-rsid="004431fe"/>
    </style:style>
    <style:style style:name="P126" style:family="paragraph" style:parent-style-name="Standard">
      <style:paragraph-properties fo:margin-left="0in" fo:margin-right="0in" fo:text-indent="1.2799in" style:auto-text-indent="false"/>
      <style:text-properties style:text-position="super 58%" fo:font-style="italic" officeooo:paragraph-rsid="000ebc3f" style:font-style-asian="italic"/>
    </style:style>
    <style:style style:name="P127" style:family="paragraph" style:parent-style-name="Standard">
      <style:paragraph-properties fo:margin-left="0in" fo:margin-right="0in" fo:line-height="150%" fo:text-indent="1.2799in" style:auto-text-indent="false"/>
      <style:text-properties style:text-position="super 58%" fo:font-style="italic" officeooo:paragraph-rsid="000ebc3f" style:font-style-asian="italic"/>
    </style:style>
    <style:style style:name="P1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0" style:family="paragraph" style:parent-style-name="Standard_20__28_user_29_">
      <style:paragraph-properties fo:margin-top="0in" fo:margin-bottom="0.2165in" loext:contextual-spacing="false"/>
    </style:style>
    <style:style style:name="P131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P132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33" style:family="paragraph" style:parent-style-name="Standard_20__28_user_29_" style:list-style-name="L2">
      <style:text-properties officeooo:rsid="001e22b5" officeooo:paragraph-rsid="001e22b5"/>
    </style:style>
    <style:style style:name="P134" style:family="paragraph" style:parent-style-name="Standard_20__28_user_29_" style:list-style-name="L2">
      <style:text-properties officeooo:rsid="003316af" officeooo:paragraph-rsid="003316af"/>
    </style:style>
    <style:style style:name="P135" style:family="paragraph" style:parent-style-name="Standard_20__28_user_29_" style:list-style-name="L2">
      <style:text-properties officeooo:rsid="0031339b" officeooo:paragraph-rsid="0031339b"/>
    </style:style>
    <style:style style:name="P136" style:family="paragraph" style:parent-style-name="Standard_20__28_user_29_">
      <style:text-properties fo:language="ru" fo:country="RU" officeooo:rsid="0053e39e" officeooo:paragraph-rsid="0077e91d"/>
    </style:style>
    <style:style style:name="P137" style:family="paragraph" style:parent-style-name="Standard_20__28_user_29_">
      <style:text-properties fo:language="ru" fo:country="RU" fo:font-style="normal" officeooo:rsid="00762e77" officeooo:paragraph-rsid="0077e91d" style:font-style-asian="normal" style:font-style-complex="normal"/>
    </style:style>
    <style:style style:name="P138" style:family="paragraph" style:parent-style-name="Standard_20__28_user_29_">
      <style:text-properties fo:language="ru" fo:country="RU" fo:font-style="normal" officeooo:rsid="00762e77" officeooo:paragraph-rsid="00784b7e" style:font-style-asian="normal" style:font-style-complex="normal"/>
    </style:style>
    <style:style style:name="P139" style:family="paragraph" style:parent-style-name="Standard_20__28_user_29_">
      <style:text-properties fo:language="ru" fo:country="RU" fo:font-style="normal" officeooo:rsid="00762e77" officeooo:paragraph-rsid="00787e16" style:font-style-asian="normal" style:font-style-complex="normal"/>
    </style:style>
    <style:style style:name="P140" style:family="paragraph" style:parent-style-name="Standard_20__28_user_29_">
      <style:text-properties fo:language="ru" fo:country="RU" fo:font-style="normal" officeooo:rsid="007b9842" officeooo:paragraph-rsid="007a0000" style:font-style-asian="normal" style:font-style-complex="normal"/>
    </style:style>
    <style:style style:name="P141" style:family="paragraph" style:parent-style-name="Standard_20__28_user_29_">
      <style:text-properties fo:language="ru" fo:country="RU" fo:font-style="normal" officeooo:rsid="007c108d" officeooo:paragraph-rsid="008345b0" style:font-style-asian="normal" style:font-style-complex="normal"/>
    </style:style>
    <style:style style:name="P142" style:family="paragraph" style:parent-style-name="Standard_20__28_user_29_">
      <style:text-properties fo:language="ru" fo:country="RU" fo:font-style="normal" officeooo:rsid="007c108d" officeooo:paragraph-rsid="0084e4b5" style:font-style-asian="normal" style:font-style-complex="normal"/>
    </style:style>
    <style:style style:name="P143" style:family="paragraph" style:parent-style-name="Standard_20__28_user_29_">
      <style:text-properties fo:language="ru" fo:country="RU" fo:font-style="normal" officeooo:rsid="007c108d" officeooo:paragraph-rsid="008536ff" style:font-style-asian="normal" style:font-style-complex="normal"/>
    </style:style>
    <style:style style:name="P144" style:family="paragraph" style:parent-style-name="Standard_20__28_user_29_">
      <style:text-properties fo:language="ru" fo:country="RU" fo:font-style="normal" officeooo:rsid="007c108d" officeooo:paragraph-rsid="008e4864" style:font-style-asian="normal" style:font-style-complex="normal"/>
    </style:style>
    <style:style style:name="P145" style:family="paragraph" style:parent-style-name="Standard_20__28_user_29_">
      <style:text-properties fo:language="ru" fo:country="RU" fo:font-style="normal" officeooo:rsid="007c108d" officeooo:paragraph-rsid="008f91f1" style:font-style-asian="normal" style:font-style-complex="normal"/>
    </style:style>
    <style:style style:name="P146" style:family="paragraph" style:parent-style-name="Standard_20__28_user_29_">
      <style:text-properties officeooo:paragraph-rsid="009551bd"/>
    </style:style>
    <style:style style:name="P147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48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49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9495a0" fo:hyphenate="true" fo:hyphenation-remain-char-count="2" fo:hyphenation-push-char-count="2" loext:hyphenation-no-caps="false"/>
    </style:style>
    <style:style style:name="P150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51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4e4b5" officeooo:paragraph-rsid="0084e4b5" style:font-style-asian="normal" style:font-style-complex="normal"/>
    </style:style>
    <style:style style:name="P152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536ff" officeooo:paragraph-rsid="008536ff" style:font-style-asian="normal" style:font-style-complex="normal"/>
    </style:style>
    <style:style style:name="P153" style:family="paragraph" style:parent-style-name="Standard_20__28_user_29_">
      <style:paragraph-properties fo:margin-top="0in" fo:margin-bottom="0.2165in" loext:contextual-spacing="false"/>
      <style:text-properties officeooo:paragraph-rsid="009495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text-transform="uppercase" fo:font-size="18pt" style:font-size-asian="18pt"/>
    </style:style>
    <style:style style:name="T10" style:family="text">
      <style:text-properties fo:text-transform="uppercase" fo:font-size="18pt" style:font-size-asian="18pt" style:font-size-complex="14pt"/>
    </style:style>
    <style:style style:name="T11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2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b2d43"/>
    </style:style>
    <style:style style:name="T16" style:family="text">
      <style:text-properties fo:color="#c9211e" fo:font-size="14pt" fo:font-style="italic" officeooo:rsid="000ebc3f" style:font-size-asian="14pt" style:font-style-asian="italic" style:font-size-complex="14pt" style:font-style-complex="italic"/>
    </style:style>
    <style:style style:name="T17" style:family="text">
      <style:text-properties officeooo:rsid="00114d5a"/>
    </style:style>
    <style:style style:name="T18" style:family="text">
      <style:text-properties officeooo:rsid="0012ea1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9c91f" style:font-style-asian="italic" style:font-style-complex="italic"/>
    </style:style>
    <style:style style:name="T21" style:family="text">
      <style:text-properties fo:font-style="italic" officeooo:rsid="0070ed9c" style:font-style-asian="italic" style:font-style-complex="italic"/>
    </style:style>
    <style:style style:name="T22" style:family="text">
      <style:text-properties fo:font-style="italic" officeooo:rsid="00762e77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18d056"/>
    </style:style>
    <style:style style:name="T25" style:family="text">
      <style:text-properties fo:language="ru" fo:country="RU" officeooo:rsid="00190274"/>
    </style:style>
    <style:style style:name="T26" style:family="text">
      <style:text-properties fo:language="ru" fo:country="RU" officeooo:rsid="0053e39e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language="ru" fo:country="RU" fo:font-style="italic" officeooo:rsid="0053e39e" style:font-style-asian="italic" style:font-style-complex="italic"/>
    </style:style>
    <style:style style:name="T29" style:family="text">
      <style:text-properties fo:language="ru" fo:country="RU" fo:font-style="italic" officeooo:rsid="0053e6ed" style:font-style-asian="italic" style:font-style-complex="italic"/>
    </style:style>
    <style:style style:name="T30" style:family="text">
      <style:text-properties fo:language="ru" fo:country="RU" fo:font-style="italic" officeooo:rsid="00656c13" style:font-style-asian="italic" style:font-style-complex="italic"/>
    </style:style>
    <style:style style:name="T31" style:family="text">
      <style:text-properties fo:language="ru" fo:country="RU" fo:font-style="italic" officeooo:rsid="0070ed9c" style:font-style-asian="italic" style:font-style-complex="italic"/>
    </style:style>
    <style:style style:name="T32" style:family="text">
      <style:text-properties fo:language="ru" fo:country="RU" fo:font-style="italic" officeooo:rsid="0077e91d" style:font-style-asian="italic" style:font-style-complex="italic"/>
    </style:style>
    <style:style style:name="T33" style:family="text">
      <style:text-properties fo:language="ru" fo:country="RU" officeooo:rsid="00552b7d"/>
    </style:style>
    <style:style style:name="T34" style:family="text">
      <style:text-properties fo:language="ru" fo:country="RU" officeooo:rsid="00586abd"/>
    </style:style>
    <style:style style:name="T35" style:family="text">
      <style:text-properties fo:language="ru" fo:country="RU" officeooo:rsid="005a3746"/>
    </style:style>
    <style:style style:name="T36" style:family="text">
      <style:text-properties fo:language="ru" fo:country="RU" officeooo:rsid="005f8cf2"/>
    </style:style>
    <style:style style:name="T37" style:family="text">
      <style:text-properties fo:language="ru" fo:country="RU" officeooo:rsid="00612526"/>
    </style:style>
    <style:style style:name="T38" style:family="text">
      <style:text-properties fo:language="ru" fo:country="RU" officeooo:rsid="00631d44"/>
    </style:style>
    <style:style style:name="T39" style:family="text">
      <style:text-properties fo:language="ru" fo:country="RU" officeooo:rsid="00642632"/>
    </style:style>
    <style:style style:name="T40" style:family="text">
      <style:text-properties fo:language="ru" fo:country="RU" officeooo:rsid="00656c13"/>
    </style:style>
    <style:style style:name="T41" style:family="text">
      <style:text-properties fo:language="ru" fo:country="RU" officeooo:rsid="0066593c"/>
    </style:style>
    <style:style style:name="T42" style:family="text">
      <style:text-properties fo:language="ru" fo:country="RU" officeooo:rsid="006e966b"/>
    </style:style>
    <style:style style:name="T43" style:family="text">
      <style:text-properties fo:language="ru" fo:country="RU" officeooo:rsid="006f45d9"/>
    </style:style>
    <style:style style:name="T44" style:family="text">
      <style:text-properties fo:language="ru" fo:country="RU" officeooo:rsid="0070e927"/>
    </style:style>
    <style:style style:name="T45" style:family="text">
      <style:text-properties fo:language="ru" fo:country="RU" officeooo:rsid="0070ed9c"/>
    </style:style>
    <style:style style:name="T46" style:family="text">
      <style:text-properties fo:language="ru" fo:country="RU" officeooo:rsid="00762e77"/>
    </style:style>
    <style:style style:name="T47" style:family="text">
      <style:text-properties fo:language="ru" fo:country="RU" officeooo:rsid="0077e91d"/>
    </style:style>
    <style:style style:name="T48" style:family="text">
      <style:text-properties fo:language="ru" fo:country="RU" fo:font-style="normal" style:font-style-asian="normal" style:font-style-complex="normal"/>
    </style:style>
    <style:style style:name="T49" style:family="text">
      <style:text-properties fo:language="ru" fo:country="RU" fo:font-style="normal" officeooo:rsid="0077e91d" style:font-style-asian="normal" style:font-style-complex="normal"/>
    </style:style>
    <style:style style:name="T50" style:family="text">
      <style:text-properties fo:language="ru" fo:country="RU" fo:font-style="normal" officeooo:rsid="00762e77" style:font-style-asian="normal" style:font-style-complex="normal"/>
    </style:style>
    <style:style style:name="T51" style:family="text">
      <style:text-properties fo:language="ru" fo:country="RU" fo:font-style="normal" officeooo:rsid="00784b7e" style:font-style-asian="normal" style:font-style-complex="normal"/>
    </style:style>
    <style:style style:name="T52" style:family="text">
      <style:text-properties fo:language="ru" fo:country="RU" fo:font-style="normal" officeooo:rsid="00797ee4" style:font-style-asian="normal" style:font-style-complex="normal"/>
    </style:style>
    <style:style style:name="T53" style:family="text">
      <style:text-properties fo:language="ru" fo:country="RU" fo:font-style="normal" officeooo:rsid="007a0000" style:font-style-asian="normal" style:font-style-complex="normal"/>
    </style:style>
    <style:style style:name="T54" style:family="text">
      <style:text-properties fo:language="ru" fo:country="RU" fo:font-style="normal" officeooo:rsid="00787e16" style:font-style-asian="normal" style:font-style-complex="normal"/>
    </style:style>
    <style:style style:name="T55" style:family="text">
      <style:text-properties fo:language="ru" fo:country="RU" fo:font-style="normal" officeooo:rsid="007b9842" style:font-style-asian="normal" style:font-style-complex="normal"/>
    </style:style>
    <style:style style:name="T56" style:family="text">
      <style:text-properties fo:language="ru" fo:country="RU" fo:font-style="normal" officeooo:rsid="007c108d" style:font-style-asian="normal" style:font-style-complex="normal"/>
    </style:style>
    <style:style style:name="T57" style:family="text">
      <style:text-properties fo:language="ru" fo:country="RU" fo:font-style="normal" officeooo:rsid="007da1b5" style:font-style-asian="normal" style:font-style-complex="normal"/>
    </style:style>
    <style:style style:name="T58" style:family="text">
      <style:text-properties fo:language="ru" fo:country="RU" fo:font-style="normal" officeooo:rsid="008345b0" style:font-style-asian="normal" style:font-style-complex="normal"/>
    </style:style>
    <style:style style:name="T59" style:family="text">
      <style:text-properties fo:language="ru" fo:country="RU" fo:font-style="normal" officeooo:rsid="008536ff" style:font-style-asian="normal" style:font-style-complex="normal"/>
    </style:style>
    <style:style style:name="T60" style:family="text">
      <style:text-properties fo:language="ru" fo:country="RU" fo:font-style="normal" officeooo:rsid="00874b63" style:font-style-asian="normal" style:font-style-complex="normal"/>
    </style:style>
    <style:style style:name="T61" style:family="text">
      <style:text-properties fo:language="ru" fo:country="RU" fo:font-style="normal" officeooo:rsid="0088a725" style:font-style-asian="normal" style:font-style-complex="normal"/>
    </style:style>
    <style:style style:name="T62" style:family="text">
      <style:text-properties fo:language="ru" fo:country="RU" fo:font-style="normal" officeooo:rsid="008f91f1" style:font-style-asian="normal" style:font-style-complex="normal"/>
    </style:style>
    <style:style style:name="T63" style:family="text">
      <style:text-properties officeooo:rsid="001dfc80"/>
    </style:style>
    <style:style style:name="T64" style:family="text">
      <style:text-properties officeooo:rsid="00218f33"/>
    </style:style>
    <style:style style:name="T65" style:family="text">
      <style:text-properties officeooo:rsid="002d81d3"/>
    </style:style>
    <style:style style:name="T66" style:family="text">
      <style:text-properties officeooo:rsid="002f6629"/>
    </style:style>
    <style:style style:name="T67" style:family="text">
      <style:text-properties officeooo:rsid="0030efd5"/>
    </style:style>
    <style:style style:name="T68" style:family="text">
      <style:text-properties officeooo:rsid="003316af"/>
    </style:style>
    <style:style style:name="T69" style:family="text">
      <style:text-properties officeooo:rsid="0033f695"/>
    </style:style>
    <style:style style:name="T70" style:family="text">
      <style:text-properties officeooo:rsid="0034f8eb"/>
    </style:style>
    <style:style style:name="T71" style:family="text">
      <style:text-properties officeooo:rsid="003503a4"/>
    </style:style>
    <style:style style:name="T72" style:family="text">
      <style:text-properties officeooo:rsid="00359a57"/>
    </style:style>
    <style:style style:name="T73" style:family="text">
      <style:text-properties officeooo:rsid="00378c6d"/>
    </style:style>
    <style:style style:name="T74" style:family="text">
      <style:text-properties officeooo:rsid="0038f5c9"/>
    </style:style>
    <style:style style:name="T75" style:family="text">
      <style:text-properties officeooo:rsid="0039c91f"/>
    </style:style>
    <style:style style:name="T76" style:family="text">
      <style:text-properties officeooo:rsid="003b82a4"/>
    </style:style>
    <style:style style:name="T77" style:family="text">
      <style:text-properties officeooo:rsid="003c3d1c"/>
    </style:style>
    <style:style style:name="T78" style:family="text">
      <style:text-properties officeooo:rsid="004024fe"/>
    </style:style>
    <style:style style:name="T79" style:family="text">
      <style:text-properties officeooo:rsid="004139cf"/>
    </style:style>
    <style:style style:name="T80" style:family="text">
      <style:text-properties officeooo:rsid="0042f83f"/>
    </style:style>
    <style:style style:name="T81" style:family="text">
      <style:text-properties officeooo:rsid="00523bb5"/>
    </style:style>
    <style:style style:name="T82" style:family="text">
      <style:text-properties officeooo:rsid="0053e39e"/>
    </style:style>
    <style:style style:name="T83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84" style:family="text">
      <style:text-properties officeooo:rsid="005f8cf2"/>
    </style:style>
    <style:style style:name="T85" style:family="text">
      <style:text-properties officeooo:rsid="00616a33"/>
    </style:style>
    <style:style style:name="T86" style:family="text">
      <style:text-properties officeooo:rsid="00642632"/>
    </style:style>
    <style:style style:name="T87" style:family="text">
      <style:text-properties officeooo:rsid="0070ed9c"/>
    </style:style>
    <style:style style:name="T88" style:family="text">
      <style:text-properties officeooo:rsid="00718a2e"/>
    </style:style>
    <style:style style:name="T89" style:family="text">
      <style:text-properties officeooo:rsid="00762e77"/>
    </style:style>
    <style:style style:name="T90" style:family="text">
      <style:text-properties officeooo:rsid="0091069c"/>
    </style:style>
    <style:style style:name="T91" style:family="text">
      <style:text-properties officeooo:rsid="0094458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32">«Санкт-Петербургский государственный электротехнический университет </text:p>
      <text:p text:style-name="P80">«ЛЭТИ» им. В.И.Ульянова (Ленина)»</text:p>
      <text:p text:style-name="P89">(СПбГЭТУ «ЛЭТИ»)</text:p>
      <text:p text:style-name="Standard_20__28_user_29_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0">Направление</text:p>
          </table:table-cell>
          <table:table-cell table:style-name="Table3.A1" table:number-columns-spanned="2" office:value-type="string">
            <text:p text:style-name="P71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0">Профиль</text:p>
          </table:table-cell>
          <table:table-cell table:style-name="Table3.A1" table:number-columns-spanned="2" office:value-type="string">
            <text:p text:style-name="P70"/>
          </table:table-cell>
          <table:covered-table-cell/>
        </table:table-row>
        <table:table-row table:style-name="Table3.1">
          <table:table-cell table:style-name="Table3.A3" office:value-type="string">
            <text:p text:style-name="P60">Факультет</text:p>
          </table:table-cell>
          <table:table-cell table:style-name="Table3.A3" table:number-columns-spanned="2" office:value-type="string">
            <text:p text:style-name="P72">Ф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60">Кафедра</text:p>
          </table:table-cell>
          <table:table-cell table:style-name="Table3.A3" table:number-columns-spanned="2" office:value-type="string">
            <text:p text:style-name="P72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62">К защите допустить</text:p>
          </table:table-cell>
          <table:table-cell table:style-name="Table3.A5" table:number-columns-spanned="2" office:value-type="string">
            <text:p text:style-name="P61"/>
          </table:table-cell>
          <table:covered-table-cell/>
        </table:table-row>
        <table:table-row table:style-name="Table3.1">
          <table:table-cell table:style-name="Table3.A3" office:value-type="string">
            <text:p text:style-name="P65">Зав. кафедрой</text:p>
          </table:table-cell>
          <table:table-cell table:style-name="Table3.A3" office:value-type="string">
            <text:p text:style-name="P61"/>
          </table:table-cell>
          <table:table-cell table:style-name="Table3.A3" office:value-type="string">
            <text:p text:style-name="P70"/>
          </table:table-cell>
        </table:table-row>
      </table:table>
      <text:p text:style-name="Standard"/>
      <text:p text:style-name="P4"/>
      <text:p text:style-name="P93"><text:span text:style-name="Название_20_книги"><text:span text:style-name="T10">ВЫПУСКНАЯ КВАЛИФИКАЦИОННАЯ РАБОТА</text:span></text:span></text:p>
      <text:p text:style-name="P91"><text:span text:style-name="Название_20_книги"><text:span text:style-name="T9">БАКАЛАВРА</text:span></text:span></text:p>
      <text:p text:style-name="P81"><text:span text:style-name="Название_20_книги"><text:span text:style-name="T9"/></text:span></text:p>
      <text:p text:style-name="P59"><text:span text:style-name="Название_20_книги"><text:span text:style-name="T13">Тема: </text:span></text:span><text:span text:style-name="Название_20_книги"><text:span text:style-name="T11">Исследование алгоритмов локального планирования </text:span></text:span><text:span text:style-name="Название_20_книги"><text:span text:style-name="T12">траекторий </text:span></text:span><text:span text:style-name="Название_20_книги"><text:span text:style-name="T11">колесных роботов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7">Студент(ка)</text:p>
          </table:table-cell>
          <table:table-cell table:style-name="Table1.B1" office:value-type="string">
            <text:p text:style-name="P64"/>
          </table:table-cell>
          <table:table-cell table:style-name="Table1.C1" office:value-type="string">
            <text:p text:style-name="P63"/>
          </table:table-cell>
          <table:table-cell table:style-name="Table1.B1" office:value-type="string">
            <text:p text:style-name="P63"/>
          </table:table-cell>
          <table:table-cell table:style-name="Table1.A1" office:value-type="string">
            <text:p text:style-name="P73">Гришин К. И.</text:p>
          </table:table-cell>
        </table:table-row>
        <table:table-row table:style-name="Table1.2">
          <table:table-cell table:style-name="Table1.A1" office:value-type="string">
            <text:p text:style-name="P63"/>
          </table:table-cell>
          <table:table-cell table:style-name="Table1.B1" office:value-type="string">
            <text:p text:style-name="P82"/>
          </table:table-cell>
          <table:table-cell table:style-name="Table1.C2" office:value-type="string">
            <text:p text:style-name="P86">подпись</text:p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76"/>
          </table:table-cell>
        </table:table-row>
        <table:table-row table:style-name="Table1.1">
          <table:table-cell table:style-name="Table1.A1" office:value-type="string">
            <text:p text:style-name="P67">Руководитель</text:p>
          </table:table-cell>
          <table:table-cell table:style-name="Table1.A1" office:value-type="string">
            <text:p text:style-name="P68"/>
          </table:table-cell>
          <table:table-cell table:style-name="Table1.C1" office:value-type="string">
            <text:p text:style-name="P63"/>
          </table:table-cell>
          <table:table-cell table:style-name="Table1.B1" office:value-type="string">
            <text:p text:style-name="P63"/>
          </table:table-cell>
          <table:table-cell table:style-name="Table1.A1" office:value-type="string">
            <text:p text:style-name="P73">Кринкин К. В.</text:p>
          </table:table-cell>
        </table:table-row>
        <table:table-row table:style-name="Table1.4">
          <table:table-cell table:style-name="Table1.A1" office:value-type="string">
            <text:p text:style-name="P63"/>
          </table:table-cell>
          <table:table-cell table:style-name="Table1.B1" office:value-type="string">
            <text:p text:style-name="P85">(Уч. степень, уч. звание)</text:p>
          </table:table-cell>
          <table:table-cell table:style-name="Table1.C2" office:value-type="string">
            <text:p text:style-name="P86">подпись</text:p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76"/>
          </table:table-cell>
        </table:table-row>
        <table:table-row table:style-name="Table1.1">
          <table:table-cell table:style-name="Table1.A1" office:value-type="string">
            <text:p text:style-name="P67">Консультанты</text:p>
          </table:table-cell>
          <table:table-cell table:style-name="Table1.A1" office:value-type="string">
            <text:p text:style-name="P84"/>
          </table:table-cell>
          <table:table-cell table:style-name="Table1.C1" office:value-type="string">
            <text:p text:style-name="P63"/>
          </table:table-cell>
          <table:table-cell table:style-name="Table1.B1" office:value-type="string">
            <text:p text:style-name="P63"/>
          </table:table-cell>
          <table:table-cell table:style-name="Table1.A1" office:value-type="string">
            <text:p text:style-name="P77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63"/>
          </table:table-cell>
          <table:table-cell table:style-name="Table1.B1" office:value-type="string">
            <text:p text:style-name="P85">(Уч. степень, уч. звание)</text:p>
          </table:table-cell>
          <table:table-cell table:style-name="Table1.C2" office:value-type="string">
            <text:p text:style-name="P86">подпись</text:p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76"/>
          </table:table-cell>
        </table:table-row>
        <table:table-row table:style-name="Table1.1"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84"/>
          </table:table-cell>
          <table:table-cell table:style-name="Table1.C1" office:value-type="string">
            <text:p text:style-name="P83"/>
          </table:table-cell>
          <table:table-cell table:style-name="Table1.B1" office:value-type="string">
            <text:p text:style-name="P63"/>
          </table:table-cell>
          <table:table-cell table:style-name="Table1.A1" office:value-type="string">
            <text:p text:style-name="P73">Иванов А. Н.</text:p>
          </table:table-cell>
        </table:table-row>
        <table:table-row table:style-name="Table1.6">
          <table:table-cell table:style-name="Table1.A1" office:value-type="string">
            <text:p text:style-name="P63"/>
          </table:table-cell>
          <table:table-cell table:style-name="Table1.B1" office:value-type="string">
            <text:p text:style-name="P85">(Уч. степень, уч. звание)</text:p>
          </table:table-cell>
          <table:table-cell table:style-name="Table1.C2" office:value-type="string">
            <text:p text:style-name="P86">подпись</text:p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87"/>
          </table:table-cell>
        </table:table-row>
      </table:table>
      <text:p text:style-name="P108"/>
      <text:p text:style-name="P92">Санкт-Петербург</text:p>
      <text:p text:style-name="P96">2022</text:p>
      <text:h text:style-name="P119" text:outline-level="1"><text:bookmark-start text:name="__RefHeading___Toc2381_1024494410"/>Задание<text:line-break/>на <text:span text:style-name="T15">выпускную</text:span> квалификационную работу<text:bookmark-end text:name="__RefHeading___Toc2381_1024494410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4">Утверждаю</text:p>
          </table:table-cell>
        </table:table-row>
        <table:table-row table:style-name="Table2.1">
          <table:table-cell table:style-name="Table2.A1" office:value-type="string">
            <text:p text:style-name="P116"><text:span text:style-name="T4">Зав. кафедрой </text:span><text:span text:style-name="T6">МО ЭВМ</text:span></text:p>
          </table:table-cell>
        </table:table-row>
        <table:table-row table:style-name="Table2.1">
          <table:table-cell table:style-name="Table2.A1" office:value-type="string">
            <text:p text:style-name="P116"><text:span text:style-name="T4">____________ </text:span><text:span text:style-name="T6">Кринкин</text:span><text:span text:style-name="T4"> </text:span><text:span text:style-name="T6">К</text:span><text:span text:style-name="T4">. </text:span><text:span text:style-name="T6">В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110"><text:span text:style-name="T4">«___»______________20</text:span><text:span text:style-name="T8">22</text:span><text:span text:style-name="T4"> г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4">Студент</text:p>
          </table:table-cell>
          <table:table-cell table:style-name="Table4.A1" office:value-type="string">
            <text:p text:style-name="P78"><text:span text:style-name="T6">Гришин</text:span><text:span text:style-name="T4"> </text:span><text:span text:style-name="T6">К</text:span><text:span text:style-name="T4">. И.</text:span></text:p>
          </table:table-cell>
          <table:table-cell table:style-name="Table4.A1" office:value-type="string">
            <text:p text:style-name="P115"/>
          </table:table-cell>
          <table:table-cell table:style-name="Table4.A1" office:value-type="string">
            <text:p text:style-name="P74">Группа</text:p>
          </table:table-cell>
          <table:table-cell table:style-name="Table4.A1" office:value-type="string">
            <text:p text:style-name="P75">8303</text:p>
          </table:table-cell>
        </table:table-row>
        <table:table-row table:style-name="Table4.2">
          <table:table-cell table:style-name="Table4.A2" table:number-columns-spanned="5" office:value-type="string">
            <text:p text:style-name="P78"><text:span text:style-name="T4">Тема работы: </text:span><text:span text:style-name="T6">Исследование алгоритмов локального планирования </text:span><text:span text:style-name="T7">траекторий</text:span><text:span text:style-name="T6"> колесных ро</text:span><text:span text:style-name="T7">б</text:span><text:span text:style-name="T6">от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table:number-columns-spanned="5" office:value-type="string">
            <text:p text:style-name="P66">Место выполнения ВКР:</text:p>
          </table:table-cell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table:number-columns-spanned="5" office:value-type="string">
            <text:p text:style-name="P66">Исходные данные (технические требования): </text:p>
          </table:table-cell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2" table:number-columns-spanned="5" office:value-type="string">
            <text:p text:style-name="P88"><text:span text:style-name="T4">Содержание ВКР: </text:span><text:span text:style-name="T16">разде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5" office:value-type="string">
            <text:p text:style-name="P88"><text:span text:style-name="T4">Перечень отчетных материалов: пояснительная записка, иллюстративный материал, </text:span><text:span text:style-name="T16">иные материа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2" table:number-columns-spanned="5" office:value-type="string">
            <text:p text:style-name="P88"><text:span text:style-name="T4">Дополнительные разделы: </text:span><text:span text:style-name="T7">Безопасность жизнедеятельности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Дата выдачи задания</text:p>
          </table:table-cell>
          <table:table-cell table:style-name="Table5.A1" office:value-type="string">
            <text:p text:style-name="P66">Дата представления ВКР к защите</text:p>
          </table:table-cell>
        </table:table-row>
        <table:table-row table:style-name="Table5.1">
          <table:table-cell table:style-name="Table5.A1" office:value-type="string">
            <text:p text:style-name="P66">«___»______________20___ г.</text:p>
          </table:table-cell>
          <table:table-cell table:style-name="Table5.A1" office:value-type="string">
            <text:p text:style-name="P66">«___»______________20___ г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6">Студент</text:p>
          </table:table-cell>
          <table:table-cell table:style-name="Table6.B1" office:value-type="string">
            <text:p text:style-name="P109"/>
          </table:table-cell>
          <table:table-cell table:style-name="Table6.A1" office:value-type="string">
            <text:p text:style-name="P79"><text:span text:style-name="T7">Гр</text:span><text:span text:style-name="T8">и</text:span><text:span text:style-name="T7">шин К</text:span><text:span text:style-name="T4">. </text:span><text:span text:style-name="T7">И</text:span><text:span text:style-name="T4">.</text:span></text:p>
          </table:table-cell>
        </table:table-row>
        <table:table-row table:style-name="Table6.2">
          <table:table-cell table:style-name="Table6.A1" office:value-type="string">
            <text:p text:style-name="P69">Руководитель</text:p>
          </table:table-cell>
          <table:table-cell table:style-name="Table6.B2" office:value-type="string">
            <text:p text:style-name="P109"/>
          </table:table-cell>
          <table:table-cell table:style-name="Table6.A1" office:value-type="string">
            <text:p text:style-name="P79"><text:span text:style-name="T7">Кринкин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3">
          <table:table-cell table:style-name="Table6.A3" office:value-type="string">
            <text:p text:style-name="P126">(Уч. степень, уч. звание)</text:p>
          </table:table-cell>
          <table:table-cell table:style-name="Table6.B3" office:value-type="string">
            <text:p text:style-name="P112"/>
          </table:table-cell>
          <table:table-cell table:style-name="Table6.A1" office:value-type="string">
            <text:p text:style-name="P117"/>
          </table:table-cell>
        </table:table-row>
        <table:table-row table:style-name="Table6.4">
          <table:table-cell table:style-name="Table6.A1" office:value-type="string">
            <text:p text:style-name="P69">Консультант</text:p>
          </table:table-cell>
          <table:table-cell table:style-name="Table6.B1" office:value-type="string">
            <text:p text:style-name="P109"/>
          </table:table-cell>
          <table:table-cell table:style-name="Table6.A1" office:value-type="string">
            <text:p text:style-name="P79"><text:span text:style-name="T8">Чайка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5">
          <table:table-cell table:style-name="Table6.A3" office:value-type="string">
            <text:p text:style-name="P127">(Уч. степень, уч. звание)</text:p>
          </table:table-cell>
          <table:table-cell table:style-name="Table6.B3" office:value-type="string">
            <text:p text:style-name="P113"/>
          </table:table-cell>
          <table:table-cell table:style-name="Table6.A1" office:value-type="string">
            <text:p text:style-name="P112"/>
          </table:table-cell>
        </table:table-row>
      </table:table>
      <text:p text:style-name="P111"/>
      <text:h text:style-name="P120" text:outline-level="1"><text:bookmark-start text:name="__RefHeading___Toc936_281739611"/>Аннотация<text:bookmark-end text:name="__RefHeading___Toc936_281739611"/></text:h>
      <text:p text:style-name="P122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18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98">ABSTRACT</text:p>
      <text:p text:style-name="P7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1">Оглавление</text:p>
          </text:index-title>
          <text:p text:style-name="P128"><text:a xlink:type="simple" xlink:href="#__RefHeading___Toc2381_1024494410" text:style-name="Index_20_Link" text:visited-style-name="Index_20_Link">Задание на выпускную квалификационную работу<text:tab/>2</text:a></text:p>
          <text:p text:style-name="P128"><text:a xlink:type="simple" xlink:href="#__RefHeading___Toc936_281739611" text:style-name="Index_20_Link" text:visited-style-name="Index_20_Link">Аннотация<text:tab/>3</text:a></text:p>
          <text:p text:style-name="P128"><text:a xlink:type="simple" xlink:href="#__RefHeading___Toc2334_1024494410" text:style-name="Index_20_Link" text:visited-style-name="Index_20_Link">Введение<text:tab/>5</text:a></text:p>
          <text:p text:style-name="P128"><text:a xlink:type="simple" xlink:href="#__RefHeading___Toc2336_1024494410" text:style-name="Index_20_Link" text:visited-style-name="Index_20_Link">Классификация алгоритмов планирования траекторий<text:tab/>8</text:a></text:p>
          <text:p text:style-name="P129"><text:a xlink:type="simple" xlink:href="#__RefHeading___Toc938_281739611" text:style-name="Index_20_Link" text:visited-style-name="Index_20_Link">Алгоритмы поиска по графу<text:tab/>8</text:a></text:p>
          <text:p text:style-name="P129"><text:a xlink:type="simple" xlink:href="#__RefHeading___Toc940_281739611" text:style-name="Index_20_Link" text:visited-style-name="Index_20_Link">Сэмплинг-методы<text:tab/>9</text:a></text:p>
          <text:p text:style-name="P129"><text:a xlink:type="simple" xlink:href="#__RefHeading___Toc942_281739611" text:style-name="Index_20_Link" text:visited-style-name="Index_20_Link">Интерполяционные кривые<text:tab/>9</text:a></text:p>
          <text:p text:style-name="P129"><text:a xlink:type="simple" xlink:href="#__RefHeading___Toc944_281739611" text:style-name="Index_20_Link" text:visited-style-name="Index_20_Link">Реактивные алгоритмы<text:tab/>10</text:a></text:p>
          <text:p text:style-name="P128"><text:a xlink:type="simple" xlink:href="#__RefHeading___Toc2338_1024494410" text:style-name="Index_20_Link" text:visited-style-name="Index_20_Link">Обзор алгоритмов локального планирования<text:tab/>12</text:a></text:p>
          <text:p text:style-name="P129"><text:a xlink:type="simple" xlink:href="#__RefHeading___Toc951_281739611" text:style-name="Index_20_Link" text:visited-style-name="Index_20_Link">Dynamic Windows Approach<text:tab/>12</text:a></text:p>
          <text:p text:style-name="P129"><text:a xlink:type="simple" xlink:href="#__RefHeading___Toc953_281739611" text:style-name="Index_20_Link" text:visited-style-name="Index_20_Link">Trajetory Rollout<text:tab/>12</text:a></text:p>
          <text:p text:style-name="P129"><text:a xlink:type="simple" xlink:href="#__RefHeading___Toc2342_1024494410" text:style-name="Index_20_Link" text:visited-style-name="Index_20_Link">Timed Elastic Band<text:tab/>12</text:a></text:p>
          <text:p text:style-name="P129"><text:a xlink:type="simple" xlink:href="#__RefHeading___Toc955_281739611" text:style-name="Index_20_Link" text:visited-style-name="Index_20_Link">Model Predictive Control<text:tab/>12</text:a></text:p>
          <text:p text:style-name="P128"><text:a xlink:type="simple" xlink:href="#__RefHeading___Toc2352_1024494410" text:style-name="Index_20_Link" text:visited-style-name="Index_20_Link">Среда для исполнения алгоритма<text:tab/>12</text:a></text:p>
          <text:p text:style-name="P129"><text:a xlink:type="simple" xlink:href="#__RefHeading___Toc2354_1024494410" text:style-name="Index_20_Link" text:visited-style-name="Index_20_Link">ROS<text:tab/>12</text:a></text:p>
          <text:p text:style-name="P129"><text:a xlink:type="simple" xlink:href="#__RefHeading___Toc2356_1024494410" text:style-name="Index_20_Link" text:visited-style-name="Index_20_Link">Gazebo<text:tab/>12</text:a></text:p>
          <text:p text:style-name="P128"><text:a xlink:type="simple" xlink:href="#__RefHeading___Toc2358_1024494410" text:style-name="Index_20_Link" text:visited-style-name="Index_20_Link">Сравнение алгоритмов в симуляционной среде<text:tab/>12</text:a></text:p>
          <text:p text:style-name="P128"><text:a xlink:type="simple" xlink:href="#__RefHeading___Toc2360_1024494410" text:style-name="Index_20_Link" text:visited-style-name="Index_20_Link">Перенос алгоритма на реального робота<text:tab/>13</text:a></text:p>
          <text:p text:style-name="P129"><text:a xlink:type="simple" xlink:href="#__RefHeading___Toc2362_1024494410" text:style-name="Index_20_Link" text:visited-style-name="Index_20_Link">Реализация ПО по управлению роботом<text:tab/>13</text:a></text:p>
          <text:p text:style-name="P129"><text:a xlink:type="simple" xlink:href="#__RefHeading___Toc2364_1024494410" text:style-name="Index_20_Link" text:visited-style-name="Index_20_Link">Производительность алгоритма на реальном роботе<text:tab/>13</text:a></text:p>
          <text:p text:style-name="P128"><text:a xlink:type="simple" xlink:href="#__RefHeading___Toc2366_1024494410" text:style-name="Index_20_Link" text:visited-style-name="Index_20_Link">Анализ качества разработанного ПО<text:tab/>13</text:a></text:p>
          <text:p text:style-name="P129"><text:a xlink:type="simple" xlink:href="#__RefHeading___Toc2368_1024494410" text:style-name="Index_20_Link" text:visited-style-name="Index_20_Link">Испытанные среды<text:tab/>13</text:a></text:p>
          <text:p text:style-name="P129"><text:a xlink:type="simple" xlink:href="#__RefHeading___Toc2370_1024494410" text:style-name="Index_20_Link" text:visited-style-name="Index_20_Link">Ограничения к применению<text:tab/>13</text:a></text:p>
          <text:p text:style-name="P128"><text:a xlink:type="simple" xlink:href="#__RefHeading___Toc2372_1024494410" text:style-name="Index_20_Link" text:visited-style-name="Index_20_Link">Заключение<text:tab/>13</text:a></text:p>
          <text:p text:style-name="P128"><text:a xlink:type="simple" xlink:href="#__RefHeading___Toc2374_1024494410" text:style-name="Index_20_Link" text:visited-style-name="Index_20_Link">Литература<text:tab/>13</text:a></text:p>
        </text:index-body>
      </text:table-of-content>
      <text:p text:style-name="Standard_20__28_user_29_"/>
      <text:h text:style-name="P118" text:outline-level="1"><text:bookmark-start text:name="__RefHeading___Toc2334_1024494410"/><text:bookmark text:name="docs-internal-guid-0f8e576b-7fff-4cbf-a206-5caed33268d6"/>Введение<text:bookmark-end text:name="__RefHeading___Toc2334_1024494410"/></text:h>
      <text:p text:style-name="P8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19">А</text:span> в точку <text:span text:style-name="T19">Б</text:span> с учетом времени, расстояния, энергии и других факторов.</text:p>
      <text:p text:style-name="P19">При выполнении навигационных задач роботизированные системы используют возможности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.</text:p>
      <text:p text:style-name="P9"><text:span text:style-name="T24">В </text:span><text:span text:style-name="T23">автономной навигации выделяется три основные задачи: выбор глобального маршрута, определение своего положения, выбор локального маршрута. Первая заключается в том, чтобы построить глобальный маршрут из одной точки в другую на статической карте</text:span><text:span text:style-name="T25">;</text:span><text:span text:style-name="T23"> Вторая – точное определение местоположения робота в текущей среде. </text:span><text:span text:style-name="T25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10"><text:span text:style-name="T23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23"> для роботов с дифференциальным приводом.</text:span></text:p>
      <text:p text:style-name="P20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20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131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153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90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299526834" text:style-name="L1">
        <text:list-item>
          <text:p text:style-name="P147">Изучение существующих алгоритмов локального планирования для мобильных роботов.</text:p>
        </text:list-item>
        <text:list-item>
          <text:p text:style-name="P148">Сравнение аппаратных и программных требований существующих алгоритмов локального планирования.</text:p>
        </text:list-item>
        <text:list-item>
          <text:p text:style-name="P149">Определение эффективности применения существующих алгоритмов локального планирования роботов <text:span text:style-name="T91">в неизвестной среде</text:span>.</text:p>
        </text:list-item>
        <text:list-item>
          <text:p text:style-name="P148">Разработка ПО для автономного управления колесным роботом.</text:p>
        </text:list-item>
        <text:list-item>
          <text:p text:style-name="P150">Проверка качества работы разработанного ПО.</text:p>
        </text:list-item>
      </text:list>
      <text:p text:style-name="P130"><text:span text:style-name="T1">Объект</text:span><text:span text:style-name="T2">ом исследования</text:span><text:span text:style-name="T17"> являются а</text:span>лгоритмы локального планирования мобильных роботов</text:p>
      <text:p text:style-name="P130"><text:span text:style-name="T14">Предмет исследования</text:span> — <text:span text:style-name="T17">с</text:span>корость генерации <text:span text:style-name="T17">и</text:span> качество локальных маршрутов, составленных алгоритмами локального планирования.</text:p>
      <text:p text:style-name="P146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<text:soft-page-break/>Окружение и препятствия постоянно изменяются, может ухудшаться видимость или поверхность передвижения, в таком случае необходимо прибегать к методам локального планирования.</text:p>
      <text:p text:style-name="P146">Необходимо провести анализ существующих алгоритмов для определения их быстродействия и применимости к маленьким маневренным колесным роботам.</text:p>
      <text:p text:style-name="P146">Помимо программных ограничений, также существуют и аппаратные, устанавливаемые сенсоры могут иметь плохое разрешение или шумы, стоит учитывать стоимость оборудования для использования того или иного алгоритма.</text:p>
      <text:p text:style-name="P146">В дополнение, готовая реализация алгоритма на реальном роботе позволит более удобно проводить дальнейшие исследования построения глобальных маршрутов и SLAM-алгоритмов.</text:p>
      <text:h text:style-name="P118" text:outline-level="1"><text:bookmark-start text:name="__RefHeading___Toc2336_1024494410"/>Классификация<text:line-break/>алгоритмов планирования траекторий<text:bookmark-end text:name="__RefHeading___Toc2336_1024494410"/></text:h>
      <text:p text:style-name="P30">Глобально, алгоритмы планирования траекторий делятся на две большие категории: традиционные и на основе машинного обучения, в соответствие с их принципами и эпохой в которую были изобретены.</text:p>
      <text:p text:style-name="P11"><text:span text:style-name="T63">Традиционные алгоритмы состоят из </text:span><text:span text:style-name="T68">четырех</text:span><text:span text:style-name="T63"> групп:</text:span></text:p>
      <text:list xml:id="list3399642451" text:style-name="L2">
        <text:list-item>
          <text:p text:style-name="P133">Алгоритмы поиска по графу</text:p>
        </text:list-item>
        <text:list-item>
          <text:p text:style-name="P134">Сэмплинг-методы</text:p>
        </text:list-item>
        <text:list-item>
          <text:p text:style-name="P133"><text:span text:style-name="T68">И</text:span>нтерполяционны<text:span text:style-name="T68">е</text:span> кривы<text:span text:style-name="T68">е</text:span></text:p>
        </text:list-item>
        <text:list-item>
          <text:p text:style-name="P135">Реактивные алгоритм<text:span text:style-name="T68">ы</text:span></text:p>
        </text:list-item>
      </text:list>
      <text:p text:style-name="P45">Алгоритмы, основанные на машинном обучении опираются на три подхода: обучение с учителем (Supervised Learning), обучением с подкреплением на основе Optimal Value (Optimal Value RL), обучение с подкреплением на основе Policy Gradient. В данной работе алгоритмы на основе машинного обучения рассмотрены не будут.</text:p>
      <text:h text:style-name="Heading_20_2" text:outline-level="2"><text:bookmark-start text:name="__RefHeading___Toc938_281739611"/>Алгоритмы поиска по графу<text:bookmark-end text:name="__RefHeading___Toc938_281739611"/></text:h>
      <text:p text:style-name="P12">Являются наиболее старыми представителями алгоритмов планирования траекторий и требуют значительных модификаций для того, чтобы быть использованными в качестве локального планирования путей.</text:p>
      <text:p text:style-name="P12">Алгоритмы на основе графов делятся на два типа – поиск в глубину и поиск в ширину. Алгоритм поиска в глубину <text:span text:style-name="T64">строит дерево поиска как можно глубже от начальной вершины, пока путь не будет найден. Алгоритм поиска в ширину основан на наиболее быстром расширении дерева поиска, пока не будет достигнут необходимый путь.</text:span></text:p>
      <text:p text:style-name="P13">Также поиск на графе можно дополнить различными весами в вершинах и ребрах. В таком случае процесс поиска пути управляется расчетом значений дерева поиска, которые позволяют определить: стоит ли расширять дерево поиска <text:s/><text:soft-page-break/>и какую ветвь расширять. Наиболее популярными являются алгоритмы Дейкстры и A*.</text:p>
      <text:h text:style-name="P123" text:outline-level="2"><text:bookmark-start text:name="__RefHeading___Toc940_281739611"/>Сэмплинг-методы<text:bookmark-end text:name="__RefHeading___Toc940_281739611"/></text:h>
      <text:p text:style-name="P15"><text:span text:style-name="T66">Сэмплинг-методы</text:span><text:span text:style-name="T65"> </text:span><text:span text:style-name="T66">случайным образом разбивают доступное видимое пространство на выборку возможных маршрутов, которые затем объединяются, образуя собой</text:span><text:span text:style-name="T65"> </text:span><text:span text:style-name="T66">субоптимальный пути. Rapidly-exploring Random Tree (RRT) и Probalistic Roadmap Method (PRM) чаще всего используются при планировании движения.</text:span></text:p>
      <text:p text:style-name="P15"><text:span text:style-name="T66">Алгоритм RRT более популярен и широко используется в коммерческих и промышленных целях. Он строит дерево, которое быстро и равномерно исследует доступное пространство посредством случайного поиска. </text:span><text:span text:style-name="T67">RRT также может учитывать неголономные ограничения.</text:span></text:p>
      <text:p text:style-name="P46">Алгоритм PRM используется в статическом сценарии. Он разделен на две фазы: фаза обучения и фаза запроса. На этапе обучения доступное пространство преобразуется в дорожную карту и сохраняется в виде графа, на этапе запроса ищется путь, соединяющий исходный и целевой узлы.</text:p>
      <text:h text:style-name="Heading_20_2" text:outline-level="2"><text:bookmark-start text:name="__RefHeading___Toc942_281739611"/>Интерполяционные кривые<text:bookmark-end text:name="__RefHeading___Toc942_281739611"/></text:h>
      <text:p text:style-name="P16"><text:span text:style-name="T69">Алгоритм интерполяционной кривой определяется как набор математических правил для построения траекторий. </text:span><text:span text:style-name="T72">Такие </text:span><text:span text:style-name="T69">алгоритмы основываются на техниках компьютерной графики, для получения плавного пути. </text:span><text:span text:style-name="T72">Интерполяционные кривые</text:span><text:span text:style-name="T69"> преобразуют ломанный путь глобального планировщика в плавную линию, которая затем преобразуется в команды роботу. Типичные правила сглаживания траекторий включают в себя: линию и окружность, клотоиду (спираль Эйлера), кривые Безье, сплайн кривые. </text:span><text:span text:style-name="T70">Примером алгоритма является путь Дубинса, который строит траекторию из прямых и окружностей. </text:span><text:span text:style-name="T69">Данные алгоритмы не предназначены для построения пути в динамическом пространстве, однако часто используются </text:span><text:span text:style-name="T70">совместно с другими алгоритмами для сглаживания траекторий.</text:span></text:p>
      <text:h text:style-name="Heading_20_2" text:outline-level="2"><text:bookmark-start text:name="__RefHeading___Toc944_281739611"/><text:soft-page-break/>Реактивные алгоритмы<text:bookmark-end text:name="__RefHeading___Toc944_281739611"/></text:h>
      <text:p text:style-name="P14"><text:span text:style-name="T71">В отличие от алгоритмов поиска по графу, которые требуют больше времени для планирования, реактивные алгоритмы предназначены для быстрого выполнения реакции или планирования локального пути. Реактивные алгоритмы состоят из двух подсистем: восприятие </text:span><text:span text:style-name="T72">и движение. Исполнение таких алгоритмов сопровождается постоянными парами: сканирование-действие (sense-act). Полученные данные сенсоров вызывают простую реакцию у робота: поворот, следование пути или экстренная остановка. </text:span><text:span text:style-name="T73">Наиболее популярны Artificial Potential Field (APF), Dynamic Window Approach (DWA), Timed-Elastic-Band (TEB).</text:span></text:p>
      <text:p text:style-name="P17"><text:span text:style-name="T73">Алгоритм потенциальных полей (APF) – </text:span><text:span text:style-name="T74">алгоритм локального планирования пути. Данный метод основан на принципе взаимодействия электростатических частиц, а именно: целевая точка притягивает робота, а препятствия отталкивают. Величина притягивающей или отталкивающей силы, которая влияет на направление движения робота, определяется расстоянием до препятствия или цели. Алгоритм APF – имеет ряд значительных недостатков. (1) Локальные минимумы. Если поле сходится к минимуму, который не является глобальным (целью), то робот останавливается в точке и не может продолжать движение. (2) Колебания движения робота при прохождении между близкими препятсвтиями.</text:span></text:p>
      <text:p text:style-name="P18"><text:span text:style-name="T74">Dynamic Window Approach (DWA) – </text:span><text:span text:style-name="T75">алгоритм основанный на скорости движения, который вычисляет оптимальную скорость робота, избегая препятствия, необходимую для достижения цели. То есть значения (</text:span><text:span text:style-name="T20">x, y</text:span><text:span text:style-name="T75">) целевой точки и значения текущих скоростей (</text:span><text:span text:style-name="T20">v, w</text:span><text:span text:style-name="T75">) транслируются в команду скорости (</text:span><text:span text:style-name="T20">v, w</text:span><text:span text:style-name="T75">).</text:span></text:p>
      <text:p text:style-name="P18"><text:span text:style-name="T76">Основные задачи алгоритма: рассчитать правильное окно поиска скорости и выбор оптимальную скорость. Пространство поиска строится из скоростей, обеспечивающих безопасную траекторию, т. е. позволяющую остановиться в случае препятствия. Из скоростей берется выборка с учетом динамики робота </text:span><text:soft-page-break/><text:span text:style-name="T76">(«dynamic window»). </text:span><text:span text:style-name="T77">Оптимальной является команда скорости, максимизирующая расстояние до препятствий и скорость, минимизирующая курс к цели.</text:span></text:p>
      <text:p text:style-name="P31"><text:span text:style-name="T77">Timed-Elastic-Band (TEB) – </text:span><text:span text:style-name="T78">Работает на схожих с APF принципах. Как и APF, TEB имитирует физические силы при построении локального плана. Построенный глобальным планировщиком путь сглаживается с помощью применения искусственных сил: сила внутреннего сжатия и внешняя отталкивающая сила. Сила внутреннего сжатия имитирует натяжение растянутой резинки, то применяется сила упругости. Чтобы дать роботу возможность преодолевать препятствия, применяется внешняя отталкивающая сила, исходящая от препятствий. Таким образом </text:span><text:span text:style-name="T80">упругая </text:span><text:span text:style-name="T78">лента (Elastic Band) натягивается на препятствия. </text:span><text:span text:style-name="T79">Затем в зависимости от расстояния точки пути до препятствия устанавливается сила, с которой движется робот. </text:span><text:span text:style-name="T80">При прохождении робота через несколько препятствий, возможно несколько способов расположить такую упругую ленту. <text:s text:c="2"/>Производится процесс многокритериальной оптимизации.</text:span></text:p>
      <text:h text:style-name="P94" text:outline-level="1"/>
      <text:h text:style-name="P118" text:outline-level="1"><text:bookmark-start text:name="__RefHeading___Toc2338_1024494410"/>Обзор алгоритмов локального планирования<text:bookmark-end text:name="__RefHeading___Toc2338_1024494410"/></text:h>
      <text:p text:style-name="P32">В данной работе рассмотрено 5 различных реактивных алгоритмов, реагирующих на окружающую среду в режиме реального времени, постоянно дополняя существующий маршрут.</text:p>
      <text:h text:style-name="P124" text:outline-level="2"><text:bookmark-start text:name="__RefHeading___Toc951_281739611"/>Dynamic Windows Approach<text:bookmark-end text:name="__RefHeading___Toc951_281739611"/></text:h>
      <text:p text:style-name="P21"><text:span text:style-name="T81">Выбор </text:span>команд<text:span text:style-name="T81">ы</text:span> управления роботом осуществляется в пространстве скоростей. Динамика робота включена в метод за счет сокращения пространства поиска до тех скоростей, которые достижимы при динамических ограничениях. В дополнение к этому ограничению учитываются только скорости, безопасные по отношению к препятствиям. Это сокращение пространства поиска выполняется на первом этапе алгоритма. На втором этапе из оставшихся скоростей выбирается скорость, максимизирующая целевую функцию.</text:p>
      <text:p text:style-name="P34"><text:span text:style-name="T26">Для генерации траектории к заданной целевой точке для </text:span><text:span text:style-name="T28">n</text:span><text:span text:style-name="T26"> интервалов времени, робот должен определить скорости </text:span><text:span text:style-name="T26"><draw:frame draw:style-name="fr1" draw:name="Object1" text:anchor-type="as-char" svg:y="-0.152in" svg:width="0.4846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, по одной для каждого из </text:span><text:span text:style-name="T28">n</text:span><text:span text:style-name="T26"> интервалов между </text:span><text:span text:style-name="T29">t</text:span><text:span text:style-name="T83">0</text:span><text:span text:style-name="T26"> и </text:span><text:span text:style-name="T28">t</text:span><text:span text:style-name="T83">n</text:span><text:span text:style-name="T26">. Это должно быть сделано при условии, что результирующая траектория не пересекается с препятствием. Пространство поиска этих векторов экспоненциально по числу рассматриваемых интервалов.</text:span></text:p>
      <text:p text:style-name="P23">Для реализации данного подхода Dynamic Window Approach рассматривает только первый интервал времени, допуская то, что скорости в остальных временных интервалах постоянны, что эквивалентно нулевому расстоянию. Данное ограничение мотивировано тем, что: (1) пространство скоростей пересоздается через каждый промежуток времени; (2) если новые команды не даны (при недостатке аппаратных ресурсов), скорости остаются прежними.</text:p>
      <text:p text:style-name="P35"><text:span text:style-name="T33">П</text:span><text:span text:style-name="T23">репятствия находящиеся в непосредственной близости с роботом накладывают ограничение на скорость движения и поворота. Максимальная допустимая скорость робота при движения по дуге ограничивается расстоянием до препятствия, находящегося на этой дуге. Примем для скорости </text:span><text:span text:style-name="T26"><draw:frame draw:style-name="fr1" draw:name="Object2" text:anchor-type="as-char" svg:y="-0.152in" svg:width="0.4252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, которую можно интерпретировать как дугу значение </text:span><text:span text:style-name="T26"><draw:frame draw:style-name="fr1" draw:name="Object3" text:anchor-type="as-char" svg:y="-0.152in" svg:width="0.6909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6"><text:s/></text:span><text:span text:style-name="T34">равное расстоянию до </text:span><text:soft-page-break/><text:span text:style-name="T34">ближайшего препятствия на соответствующей дуге. Тогда скорость принимается достижимой, если робот может остановиться до того, как достигнет препятствия. </text:span><text:span text:style-name="T35">Допустим </text:span><text:span text:style-name="T26"><draw:frame draw:style-name="fr1" draw:name="Object6" text:anchor-type="as-char" svg:y="-0.1181in" svg:width="0.1547in" svg:height="0.17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6"><text:s/></text:span><text:span text:style-name="T35">и </text:span><text:span text:style-name="T26"><draw:frame draw:style-name="fr1" draw:name="Object7" text:anchor-type="as-char" svg:y="-0.1181in" svg:width="0.172in" svg:height="0.1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6"><text:s/>– </text:span><text:span text:style-name="T35">ускорения торможения, в</text:span><text:span text:style-name="T34"> таком случае набор допустимых скоростей </text:span><text:span text:style-name="T26"><draw:frame draw:style-name="fr1" draw:name="Object4" text:anchor-type="as-char" svg:y="-0.1484in" svg:width="0.1791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6"><text:s/></text:span><text:span text:style-name="T34">определяется как:</text:span></text:p>
      <text:p text:style-name="P24"><draw:frame draw:style-name="fr1" draw:name="Object5" text:anchor-type="as-char" svg:y="-0.1965in" svg:width="3.9291in" svg:height="0.2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9"><text:span text:style-name="T23">Таким образом, </text:span><text:span text:style-name="T26"><draw:frame draw:style-name="fr1" draw:name="Object8" text:anchor-type="as-char" svg:y="-0.1484in" svg:width="0.1791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<text:s/>– </text:span><text:span text:style-name="T23">набор скоростей </text:span><text:span text:style-name="T26"><draw:frame draw:style-name="fr1" draw:name="Object9" text:anchor-type="as-char" svg:y="-0.152in" svg:width="0.4252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, </text:span><text:span text:style-name="T23">которые не допускают ситуации в которой робот не успеет остановиться перед препятствием.</text:span></text:p>
      <text:p text:style-name="P36">Чтобы принять во внимание ограничения двигателей робота, пространство поиска скоростей сводится к динамическому окну (Dynamic Window), которое содержит только те скорости, которые могут быть достигнуты в течение следующего интервала времени. Пусть t будет интервалом времени, в течение которого будут приложены ускорения <text:span text:style-name="T26"><draw:frame draw:style-name="fr1" draw:name="Object10" text:anchor-type="as-char" svg:y="-0.1181in" svg:width="0.1043in" svg:height="0.12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<text:s/></text:span><text:span text:style-name="T35">и </text:span><text:span text:style-name="T26"><draw:frame draw:style-name="fr1" draw:name="Object11" text:anchor-type="as-char" svg:y="-0.1181in" svg:width="0.1189in" svg:height="0.1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, </text:span><text:span text:style-name="T23">а </text:span><text:span text:style-name="T26"><draw:frame draw:style-name="fr1" draw:name="Object12" text:anchor-type="as-char" svg:y="-0.152in" svg:width="0.5311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6"><text:s/>– </text:span><text:span text:style-name="T23">текущая скорость. В таком случае динамическое окно </text:span><text:span text:style-name="T26"><draw:frame draw:style-name="fr1" draw:name="Object14" text:anchor-type="as-char" svg:y="-0.1484in" svg:width="0.1827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3"><text:s/>определяется как:</text:span></text:p>
      <text:p text:style-name="P25"><draw:frame draw:style-name="fr1" draw:name="Object13" text:anchor-type="as-char" svg:y="-0.1717in" svg:width="4.0937in" svg:height="0.254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7">Динамическое окно сосредоточено вокруг текущей скорости, а его расширение зависит от возможных ускорений. Возможные траектории дуг за пределами динамического окна не могут быть достигнуты в течение следующего интервала времени и, следовательно, не учитываются при обходе препятствия.</text:p>
      <text:p text:style-name="P37"><text:span text:style-name="T84">Пересечение множеств </text:span><text:span text:style-name="T26"><draw:frame draw:style-name="fr1" draw:name="Object15" text:anchor-type="as-char" svg:y="-0.1484in" svg:width="0.1791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<text:s/></text:span><text:span text:style-name="T36">и </text:span><text:span text:style-name="T26"><draw:frame draw:style-name="fr1" draw:name="Object16" text:anchor-type="as-char" svg:y="-0.1484in" svg:width="0.1827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6"><text:s/></text:span><text:span text:style-name="T36">определяет результирующее пространство скоростей </text:span><text:span text:style-name="T26"><draw:frame draw:style-name="fr1" draw:name="Object17" text:anchor-type="as-char" svg:y="-0.1484in" svg:width="0.1709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6">, </text:span><text:span text:style-name="T37">из которого выбирается команда скорости, направляемая роботу.</text:span></text:p>
      <text:p text:style-name="P26"><draw:frame draw:style-name="fr1" draw:name="Object18" text:anchor-type="as-char" svg:y="-0.1484in" svg:width="0.81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2">Для того, чтобы включить в критерий отбора подходящей скорости курс, <text:span text:style-name="T85">препятствия</text:span> и скорость, необходимо максимизировать функцию <text:span text:style-name="T19">G</text:span> над пространством <text:span text:style-name="T82"><draw:frame draw:style-name="fr1" draw:name="Object19" text:anchor-type="as-char" svg:y="-0.1484in" svg:width="0.1709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2">. </text:span>Это выполняется благодаря дискретизации пространства <text:span text:style-name="T82"><draw:frame draw:style-name="fr1" draw:name="Object20" text:anchor-type="as-char" svg:y="-0.1484in" svg:width="0.1709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2">.</text:span></text:p>
      <text:p text:style-name="P27"><draw:frame draw:style-name="fr1" draw:name="Object21" text:anchor-type="as-char" svg:y="-0.152in" svg:width="4.2618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8">Направление (heading) <text:span text:style-name="T86">является метрикой</text:span> <text:span text:style-name="T86">выравнивания робота относительно целевого направления</text:span>. Определяется как <text:span text:style-name="T26"><draw:frame draw:style-name="fr1" draw:name="Object22" text:anchor-type="as-char" svg:y="-0.1484in" svg:width="0.498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, </text:span><text:span text:style-name="T38">где </text:span><text:span text:style-name="T26"><draw:frame draw:style-name="fr1" draw:name="Object23" text:anchor-type="as-char" svg:y="-0.1201in" svg:width="0.1043in" svg:height="0.130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6"><text:s/>– </text:span><text:span text:style-name="T38">угол </text:span><text:span text:style-name="T39">между целевым направлением и направлением робота. Направление вычисляется относи</text:span><text:soft-page-break/><text:span text:style-name="T39">тельно прогнозируемого расположения робота. Что обеспечивает плавный поворот к цели при ободе препятствия.</text:span></text:p>
      <text:p text:style-name="P29">Расстояние до препятствия (dist) представляет собой расстояние до ближайшего препятствия, расположенного на траектории дуги. В случае отсутствия препятствия на такой траектории, значение устанавливается как большая константа.</text:p>
      <text:p text:style-name="P39"><text:span text:style-name="T40">Скорость (velocity) является оценкой продвижения робота по траектории и представляет собой </text:span><text:span text:style-name="T26"><draw:frame draw:style-name="fr1" draw:name="Object24" text:anchor-type="as-char" svg:y="-0.0846in" svg:width="0.1043in" svg:height="0.09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0">.</text:span></text:p>
      <text:p text:style-name="P39"><text:span text:style-name="T40">Следует отметить, что все три компонента </text:span><text:span text:style-name="T30">G</text:span><text:span text:style-name="T40"> — курс </text:span><text:span text:style-name="T41">к </text:span><text:span text:style-name="T40">цели, </text:span><text:span text:style-name="T41">расстояние до препятствий</text:span><text:span text:style-name="T40"> и скорость — необходимы. Максимизируя только </text:span><text:span text:style-name="T41">расстояние до препятствий</text:span><text:span text:style-name="T40"> и скорость, робот всегда будет перемещаться в свободное пространство, но у него не будет стимула двигаться к целевому местоположению. Исключительно максимизируя направление цели, робот быстро будет остановлен первым препятствием, преграждающим ему путь, и не сможет его обойти. Объединив все три компонента, робот максимально быстро избегает столкновений с учетом ограничений, перечисленных выше, и в то же время продвигается к своей цели.</text:span></text:p>
      <text:h text:style-name="Heading_20_2" text:outline-level="2"><text:bookmark-start text:name="__RefHeading___Toc953_281739611"/>Trajetory Rollout<text:bookmark-end text:name="__RefHeading___Toc953_281739611"/></text:h>
      <text:p text:style-name="P40">В данном алгоритме применяется подход, отличающийся от таких алгоритмов как DWA. Для поиска подходящей команды скорости рассматривается не пространство траекторий (траектории дуг в DWA), а непосредственно пространство управляющих команд. Робот управляется парой команд <text:span text:style-name="T26"><draw:frame draw:style-name="fr1" draw:name="Object25" text:anchor-type="as-char" svg:y="-0.1528in" svg:width="0.3835in" svg:height="0.200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"><text:s/>– </text:span><text:span text:style-name="T42">скорость перемещения и скорость поворота. Таким образом, имеется двухмерное пространство команд для рассмотрения.</text:span></text:p>
      <text:p text:style-name="P41"><text:span text:style-name="T23">Это пространство ограничено максимальными и минимальными значениями скоростей, отражающих возможности робота. Создается двумерная выборка из возможных скоростей, и для каждой команды определяется расположение <text:s/>робота в коротком промежутке времени. </text:span><text:span text:style-name="T43">Такое моделирование предсказывает </text:span><text:soft-page-break/><text:span text:style-name="T43">возможные траектории, как последовательность пятимерных состояний </text:span><text:span text:style-name="T26"><draw:frame draw:style-name="fr1" draw:name="Object27" text:anchor-type="as-char" svg:y="-0.1528in" svg:width="0.8992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6">, </text:span><text:span text:style-name="T43">с аппроксимацией динамики транспортного средства</text:span></text:p>
      <text:p text:style-name="P42"><text:span text:style-name="T43">Таким образом, </text:span><text:span text:style-name="T44">смоделированые</text:span><text:span text:style-name="T23"> траектории, спроецированные на плоскость </text:span><text:span text:style-name="T26"><draw:frame draw:style-name="fr1" draw:name="Object26" text:anchor-type="as-char" svg:y="-0.152in" svg:width="0.4in" svg:height="0.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3">, представляют собой гладкие, непрерывные 2-мерные кривые, </text:span><text:span text:style-name="T44">зависящие от пределов ускорения.</text:span></text:p>
      <text:p text:style-name="P43"><text:span text:style-name="T23">Каждая смоделированная траектория </text:span><text:span text:style-name="T27">t</text:span><text:span text:style-name="T23"> оценивается следующей функцией стоимости:</text:span></text:p>
      <text:p text:style-name="P28"><draw:frame draw:style-name="fr1" draw:name="Object28" text:anchor-type="as-char" svg:y="-0.252in" svg:width="2.4362in" svg:height="0.436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0"><text:span text:style-name="T23">Где, </text:span><text:span text:style-name="T27">Obs</text:span><text:span text:style-name="T23"> – сумма стоимости ячеек сетки, через которые проходит траектория </text:span><text:span text:style-name="T45">(учитывая те, в которые входят габариты робота); </text:span><text:span text:style-name="T31">Gdist</text:span><text:span text:style-name="T45"> и </text:span><text:span text:style-name="T31">Pdist</text:span><text:span text:style-name="T45"> – расстояния конченой точки траектории до целевой точки и начальной траекторией соответственно; </text:span><text:span text:style-name="T26"><draw:frame draw:style-name="fr1" draw:name="Object29" text:anchor-type="as-char" svg:y="-0.1484in" svg:width="0.0917in" svg:height="0.183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6"><text:s/>– </text:span><text:span text:style-name="T45">поступательная составляющая команды скорости.</text:span></text:p>
      <text:p text:style-name="P44"><text:span text:style-name="T87">Выбирается траектория, минимизирующая </text:span><text:span text:style-name="T21">C(t)</text:span><text:span text:style-name="T87">. Тем самым наиболее предпочтительной является траектория, которая: (1) находится далеко от препятствий (</text:span><text:span text:style-name="T21">Obs</text:span><text:span text:style-name="T87">); (2) приближает к цели (</text:span><text:span text:style-name="T21">Gdist</text:span><text:span text:style-name="T87">); (3) остается вблизи глобального пути (</text:span><text:span text:style-name="T21">Pdist</text:span><text:span text:style-name="T87">); (4) наибольшая допустимая скорость (</text:span><text:span text:style-name="T26"><draw:frame draw:style-name="fr1" draw:name="Object30" text:anchor-type="as-char" svg:y="-0.1484in" svg:width="0.0917in" svg:height="0.183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87">). </text:span><text:span text:style-name="T88">Траектории приводящие робота к столкновению сразу отбрасываются как недопустимые.</text:span></text:p>
      <text:h text:style-name="Heading_20_2" text:outline-level="2"><text:bookmark-start text:name="__RefHeading___Toc2342_1024494410"/>Timed Elastic Band<text:bookmark-end text:name="__RefHeading___Toc2342_1024494410"/></text:h>
      <text:p text:style-name="P48">Данный алгоритм является расширением алгоритма «Elastic Band».</text:p>
      <text:p text:style-name="P48">Elastic-Band – алгоритм направленный на то, чтобы изменить изначальный глобальный маршрут в пределах робота таким образом, чтобы он плавно обходил препятсвтия. Основная идея «Elastic Band» состоит в том, чтобы деформировать изначально заданный путь, рассматривая его как эластичную упругую ленту (Elastic Band), подверженную действию внутренних и внешних сил, которые уравновешивают друг друга в попытке сократит путь, обходя при этом препятствия.</text:p>
      <text:p text:style-name="P48"><text:soft-page-break/>«Timed Elastic Band» дополняет решение «Elastic Band» дополнительной информацией, позволяющей учитывать динамические ограничения робота и изменять траектории движения, вместо пути.</text:p>
      <text:p text:style-name="P49"><text:span text:style-name="T89">Классический «Elastic Band» описывается как последовательность из </text:span><text:span text:style-name="T22">n</text:span><text:span text:style-name="T89"> промежуточных позиций робота </text:span><text:span text:style-name="T26"><draw:frame draw:style-name="fr1" draw:name="Object31" text:anchor-type="as-char" svg:y="-0.152in" svg:width="0.9228in" svg:height="0.213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6">, </text:span><text:span text:style-name="T46">где </text:span><text:span text:style-name="T46"><draw:frame draw:style-name="fr1" draw:name="Object32" text:anchor-type="as-char" svg:y="-0.1484in" svg:width="0.1217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6">, </text:span><text:span text:style-name="T46"><draw:frame draw:style-name="fr1" draw:name="Object33" text:anchor-type="as-char" svg:y="-0.1484in" svg:width="0.1346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6"><text:s text:c="2"/>– точка расположения робота, а </text:span><text:span text:style-name="T46"><draw:frame draw:style-name="fr1" draw:name="Object34" text:anchor-type="as-char" svg:y="-0.1228in" svg:width="0.1217in" svg:height="0.183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6"><text:s/>– направление</text:span><text:span text:style-name="T47">:</text:span></text:p>
      <text:p text:style-name="P136"><draw:frame draw:style-name="fr1" draw:name="Object35" text:anchor-type="as-char" svg:y="-0.1484in" svg:width="1.4189in" svg:height="0.20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0"><text:span text:style-name="T26">«</text:span><text:span text:style-name="T47">Timed Elastic Band</text:span><text:span text:style-name="T26">» </text:span><text:span text:style-name="T47">дополняется временными интервалами между двумя соседними конфигурациями, описывающимися последовательностью из </text:span><text:span text:style-name="T32">n - 1</text:span><text:span text:style-name="T49"> временных переходов </text:span><text:span text:style-name="T50"><draw:frame draw:style-name="fr1" draw:name="Object36" text:anchor-type="as-char" svg:y="-0.1484in" svg:width="0.2689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9">:</text:span></text:p>
      <text:p text:style-name="P137"><draw:frame draw:style-name="fr1" draw:name="Object37" text:anchor-type="as-char" svg:y="-0.1484in" svg:width="1.1547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1"><text:span text:style-name="T50">К</text:span><text:span text:style-name="T48">аждый временной переход означает, необходимое роботу для для перехода из одного состояние в другое. </text:span><text:span text:style-name="T51">TEB описывается как набор векторов, состоящих из </text:span><text:span text:style-name="T50"><draw:frame draw:style-name="fr1" draw:name="Object38" text:anchor-type="as-char" svg:y="-0.1484in" svg:width="0.1256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0"><text:s/></text:span><text:span text:style-name="T51">и </text:span><text:span text:style-name="T50"><draw:frame draw:style-name="fr1" draw:name="Object39" text:anchor-type="as-char" svg:y="-0.0874in" svg:width="0.1071in" svg:height="0.0965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0">:</text:span></text:p>
      <text:p text:style-name="P138"><draw:frame draw:style-name="fr1" draw:name="Object40" text:anchor-type="as-char" svg:y="-0.152in" svg:width="0.7299in" svg:height="0.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2"><text:span text:style-name="T50">О</text:span><text:span text:style-name="T51">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.</text:span></text:p>
      <text:p text:style-name="P138"><draw:frame draw:style-name="fr1" draw:name="Object41" text:anchor-type="as-char" svg:y="-0.1701in" svg:width="1.2472in" svg:height="0.339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39"><draw:frame draw:style-name="fr1" draw:name="Object42" text:anchor-type="as-char" svg:y="-0.172in" svg:width="1.161in" svg:height="0.318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1"><text:span text:style-name="T50">Г</text:span><text:span text:style-name="T48">де </text:span><text:span text:style-name="T48"><draw:frame draw:style-name="fr1" draw:name="Object43" text:anchor-type="as-char" svg:y="-0.172in" svg:width="0.1984in" svg:height="0.207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8"><text:s/>– оптимизированная TEB, </text:span><text:span text:style-name="T48"><draw:frame draw:style-name="fr1" draw:name="Object44" text:anchor-type="as-char" svg:y="-0.152in" svg:width="0.3311in" svg:height="0.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8"><text:s/>– целевая функция.</text:span></text:p>
      <text:p text:style-name="P53"><text:span text:style-name="T50">Б</text:span><text:span text:style-name="T48">ольшинство компонентов целевой функции локальны по отношению к B (оптимизированный «Elastic Band» маршрут), поскольку зависят от нескольких последовательных конфигураций, а не от всего пути. Такое свойство TEB позволяет представить систему TEB как разреженную матрицу, для которых существуют эффективные методы численной оптимизации.</text:span></text:p>
      <text:p text:style-name="P54"><text:span text:style-name="T52">Целевые функции TEB относятся к двум типам: (1) ограничения, такие как пределы скорости и ускорения, представленные виде штрафных функций; (2) </text:span><text:soft-page-break/><text:span text:style-name="T52">стремление к правильной траектории, предлагающей кратчайший (или быстрейший) путь, обтекающий препятствия.</text:span></text:p>
      <text:p text:style-name="P54"><text:span text:style-name="T52">TEB одновременно учитывает достижение промежуточных точек исходного пути и избежание статических или динамических препятствий. Обе целевые функции аналогичны с той разницей, </text:span><text:span text:style-name="T53">исходный путь притягивает «упругую ленту»</text:span><text:span text:style-name="T52">, а препятствия отталкивают ее.</text:span></text:p>
      <text:p text:style-name="P55"><text:span text:style-name="T52">Ц</text:span><text:span text:style-name="T53">елевая функция TEB основана на минимальном расстоянии </text:span><text:span text:style-name="T54"><draw:frame draw:style-name="fr1" draw:name="Object45" text:anchor-type="as-char" svg:y="-0.1484in" svg:width="0.339in" svg:height="0.2091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3"><text:s/>от генерируемой траектории до опорной точкой пути или препятствия </text:span><text:span text:style-name="T54"><draw:frame draw:style-name="fr1" draw:name="Object46" text:anchor-type="as-char" svg:y="-0.1484in" svg:width="0.1457in" svg:height="0.209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3">. В случае опорных точек пути расстояние ограничено максимальным радиусом </text:span><text:span text:style-name="T54"><draw:frame draw:style-name="fr1" draw:name="Object47" text:anchor-type="as-char" svg:y="-0.1484in" svg:width="0.3193in" svg:height="0.20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4">, </text:span><text:span text:style-name="T53">в случае препятствия </text:span><text:span text:style-name="T55">ограничено минимальным расстоянием </text:span><text:span text:style-name="T55"><draw:frame draw:style-name="fr1" draw:name="Object48" text:anchor-type="as-char" svg:y="-0.1484in" svg:width="0.2909in" svg:height="0.2091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5">. Данные ограничения представляются следующими функциями:</text:span></text:p>
      <text:p text:style-name="P140"><draw:frame draw:style-name="fr1" draw:name="Object49" text:anchor-type="as-char" svg:y="-0.152in" svg:width="1.9252in" svg:height="0.2134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40"><draw:frame draw:style-name="fr1" draw:name="Object50" text:anchor-type="as-char" svg:y="-0.152in" svg:width="2.0602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03"><text:span text:style-name="T55">Где </text:span><text:span text:style-name="T55"><draw:frame draw:style-name="fr1" draw:name="Object51" text:anchor-type="as-char" svg:y="-0.1484in" svg:width="0.148in" svg:height="0.1866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5"><text:s/>– кусочно-непрерывная дифференцируемая </text:span><text:span text:style-name="T56">полиномиальная функция, аппроксимирующая границу</text:span><text:span text:style-name="T55">:</text:span></text:p>
      <text:p text:style-name="P140"><draw:frame draw:style-name="fr1" draw:name="Object52" text:anchor-type="as-char" svg:y="-0.4028in" svg:width="3.022in" svg:height="0.7457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02"><text:span text:style-name="T48">В которой </text:span><text:span text:style-name="T48"><draw:frame draw:style-name="fr1" draw:name="Object53" text:anchor-type="as-char" svg:y="-0.1484in" svg:width="0.1362in" svg:height="0.209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8"><text:s/>означает границу, </text:span><text:span text:style-name="T56">а </text:span><text:span text:style-name="T56"><draw:frame draw:style-name="fr1" draw:name="Object54" text:anchor-type="as-char" svg:y="-0.1484in" svg:width="0.4181in" svg:height="0.1839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6"><text:s/>– определяют точность аппроксимации. А именно, </text:span><text:span text:style-name="T56"><draw:frame draw:style-name="fr1" draw:name="Object55" text:anchor-type="as-char" svg:y="-0.1484in" svg:width="0.0953in" svg:height="0.1839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6"><text:s/>– масштабирование, </text:span><text:span text:style-name="T56"><draw:frame draw:style-name="fr1" draw:name="Object56" text:anchor-type="as-char" svg:y="-0.1484in" svg:width="0.0866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6"><text:s/>– полиномиальный порядок, </text:span><text:span text:style-name="T56"><draw:frame draw:style-name="fr1" draw:name="Object57" text:anchor-type="as-char" svg:y="-0.0862in" svg:width="0.0811in" svg:height="0.0945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6"><text:s/>– </text:span><text:span text:style-name="T57">отклонение от аппроксимации.</text:span></text:p>
      <text:p text:style-name="P56"><text:span text:style-name="T55">Д</text:span><text:span text:style-name="T48">инамические ограничения на скорость и ускорение робота описываются похожими штрафными функциями как и в случае с геометрическими ограничениями (опорные точки маршрута и препятствия)</text:span><text:span text:style-name="T58">.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</text:span><text:span text:style-name="T56"><draw:frame draw:style-name="fr1" draw:name="Object58" text:anchor-type="as-char" svg:y="-0.1484in" svg:width="0.1283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6">, </text:span><text:span text:style-name="T56"><draw:frame draw:style-name="fr1" draw:name="Object59" text:anchor-type="as-char" svg:y="-0.1484in" svg:width="0.248in" svg:height="0.2091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6"><text:s/></text:span><text:span text:style-name="T58">за временной промежуток </text:span><text:span text:style-name="T56"><draw:frame draw:style-name="fr1" draw:name="Object60" text:anchor-type="as-char" svg:y="-0.1484in" svg:width="0.2689in" svg:height="0.20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8">.</text:span></text:p>
      <text:p text:style-name="P141"><draw:frame draw:style-name="fr1" draw:name="Object61" text:anchor-type="as-char" svg:y="-0.252in" svg:width="2.7319in" svg:height="0.4693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51"><text:soft-page-break/>Несмотря на то, что робот движется по дуге, расчет расстояния как евклидова является достаточным приближением, поскольку конфигурации расположены близко друг к другу. Для получения ускорения необходимо рассмотреть последовательные значения скоростей, следовательно рассматривается три последовательные конфигурации с двумя соответствующими временными интервалами:</text:p>
      <text:p text:style-name="P142"><draw:frame draw:style-name="fr1" draw:name="Object62" text:anchor-type="as-char" svg:y="-0.2728in" svg:width="1.061in" svg:height="0.4465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52">Ускорение поворота считается таким же образом, только вместо скорости поступательного движения используется скорость поворота.</text:p>
      <text:p text:style-name="P57"><text:span text:style-name="T56">Д</text:span><text:span text:style-name="T48">ля мобильного робота с дифференциальным приводом связь между скоростями колес и парой поступательная-вращательная скорость центра робота устанавливается следующими выражениями:</text:span></text:p>
      <text:p text:style-name="P143"><draw:frame draw:style-name="fr1" draw:name="Object63" text:anchor-type="as-char" svg:y="-0.2374in" svg:width="0.9575in" svg:height="0.4555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04"><text:span text:style-name="T56">Г</text:span><text:span text:style-name="T48">де </text:span><text:span text:style-name="T27">L</text:span><text:span text:style-name="T48"> – половина расстояния между колесами.</text:span></text:p>
      <text:p text:style-name="P105"><text:span text:style-name="T48"><text:tab/>Роботы <text:s/></text:span><text:span text:style-name="T59">с дифференциальным приводом </text:span><text:span text:style-name="T48">обладают только двумя степенями свободы. Таким образом, они могут двигаться только в направлении текущего курса. Такое ограничение приводит к тому, что плавный путь строится из дуговых сегментов. Следовательно, два соседних состояния должны находиться на одной дуговой кривой. Угол </text:span><text:span text:style-name="T56"><draw:frame draw:style-name="fr1" draw:name="Object64" text:anchor-type="as-char" svg:y="-0.1189in" svg:width="0.1252in" svg:height="0.179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6"><text:s/></text:span><text:span text:style-name="T48">между направлением состояния </text:span><text:span text:style-name="T56"><draw:frame draw:style-name="fr1" draw:name="Object65" text:anchor-type="as-char" svg:y="-0.1484in" svg:width="0.1283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6"><text:s/></text:span><text:span text:style-name="T48">и </text:span><text:span text:style-name="T60">вектором </text:span><text:span text:style-name="T56"><draw:frame draw:style-name="fr1" draw:name="Object66" text:anchor-type="as-char" svg:y="-0.1484in" svg:width="0.3256in" svg:height="0.2091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6">, </text:span><text:span text:style-name="T61">направленным от состояния </text:span><text:span text:style-name="T56"><draw:frame draw:style-name="fr1" draw:name="Object67" text:anchor-type="as-char" svg:y="-0.1484in" svg:width="0.1283in" svg:height="0.2091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6"><text:s/></text:span><text:span text:style-name="T61">к состоянию </text:span><text:span text:style-name="T56"><draw:frame draw:style-name="fr1" draw:name="Object68" text:anchor-type="as-char" svg:y="-0.1484in" svg:width="0.248in" svg:height="0.209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6">, </text:span><text:span text:style-name="T61">равен соответствующему углу </text:span><text:span text:style-name="T56"><draw:frame draw:style-name="fr1" draw:name="Object69" text:anchor-type="as-char" svg:y="-0.1189in" svg:width="0.2429in" svg:height="0.1799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6"><text:s/></text:span><text:span text:style-name="T61">между </text:span><text:span text:style-name="T61"><draw:frame draw:style-name="fr1" draw:name="Object70" text:anchor-type="as-char" svg:y="-0.1484in" svg:width="0.248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<text:s/>и </text:span><text:span text:style-name="T56"><draw:frame draw:style-name="fr1" draw:name="Object71" text:anchor-type="as-char" svg:y="-0.1484in" svg:width="0.3256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61">. </text:span><text:span text:style-name="T62">Если </text:span><text:span text:style-name="T50"><draw:frame draw:style-name="fr1" draw:name="Object75" text:anchor-type="as-char" svg:y="-0.1228in" svg:width="0.1217in" svg:height="0.1835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50"><text:s/>– </text:span><text:span text:style-name="T62">абсолютное направление, тогда:</text:span></text:p>
      <text:p text:style-name="P144"><draw:frame draw:style-name="fr1" draw:name="Object72" text:anchor-type="as-char" svg:y="-0.4457in" svg:width="2.4846in" svg:height="0.8689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06"><text:span text:style-name="T56">Г</text:span><text:span text:style-name="T48">де вектор направления </text:span><text:span text:style-name="T56"><draw:frame draw:style-name="fr1" draw:name="Object74" text:anchor-type="as-char" svg:y="-0.1484in" svg:width="0.3256in" svg:height="0.2091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6"><text:s/></text:span><text:span text:style-name="T48">равен</text:span></text:p>
      <text:p text:style-name="P144"><draw:frame draw:style-name="fr1" draw:name="Object73" text:anchor-type="as-char" svg:y="-0.3701in" svg:width="1.2429in" svg:height="0.681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07"><text:soft-page-break/><text:span text:style-name="T56">Т</text:span><text:span text:style-name="T48">огда, целевая функция равна:</text:span></text:p>
      <text:p text:style-name="P145"><draw:frame draw:style-name="fr1" draw:name="Object76" text:anchor-type="as-char" svg:y="-0.448in" svg:width="3.2091in" svg:height="0.8299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44">Цель самого быстрого пути легко достигается путем минимизации квадрата суммы всех временных различий.</text:p>
      <text:p text:style-name="P143"><draw:frame draw:style-name="fr1" draw:name="Object77" text:anchor-type="as-char" svg:y="-0.2807in" svg:width="0.928in" svg:height="0.4484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8"><text:span text:style-name="T56">Т</text:span><text:span text:style-name="T48">акая целевая функция позволяет добиться равномерного распределения состояний по времени, а не по расстоянию.</text:span></text:p>
      <text:h text:style-name="P125" text:outline-level="2"><text:bookmark-start text:name="__RefHeading___Toc955_281739611"/>Model Predictive Control<text:bookmark-end text:name="__RefHeading___Toc955_281739611"/></text:h>
      <text:p text:style-name="P33"/>
      <text:p text:style-name="P33"/>
      <text:h text:style-name="P94" text:outline-level="1"><text:bookmark-start text:name="__RefHeading___Toc2352_1024494410"/>Среда для исполнения алгоритма<text:bookmark-end text:name="__RefHeading___Toc2352_1024494410"/></text:h>
      <text:h text:style-name="P95" text:outline-level="2"><text:bookmark-start text:name="__RefHeading___Toc2354_1024494410"/>ROS<text:bookmark-end text:name="__RefHeading___Toc2354_1024494410"/></text:h>
      <text:p text:style-name="P90">объем 1 стр.</text:p>
      <text:h text:style-name="P95" text:outline-level="2"><text:bookmark-start text:name="__RefHeading___Toc2356_1024494410"/>Gazebo<text:bookmark-end text:name="__RefHeading___Toc2356_1024494410"/></text:h>
      <text:p text:style-name="P90">объем 1 стр.</text:p>
      <text:h text:style-name="P94" text:outline-level="1"><text:bookmark-start text:name="__RefHeading___Toc2358_1024494410"/>Сравнение алгоритмов в симуляционной среде<text:bookmark-end text:name="__RefHeading___Toc2358_1024494410"/></text:h>
      <text:p text:style-name="P90">объем 3 - 4 стр.</text:p>
      <text:h text:style-name="P94" text:outline-level="1"><text:bookmark-start text:name="__RefHeading___Toc2360_1024494410"/><text:soft-page-break/>Перенос алгоритма на реального робота<text:bookmark-end text:name="__RefHeading___Toc2360_1024494410"/></text:h>
      <text:h text:style-name="P95" text:outline-level="2"><text:bookmark-start text:name="__RefHeading___Toc2362_1024494410"/>Реализация ПО по управлению роботом<text:bookmark-end text:name="__RefHeading___Toc2362_1024494410"/></text:h>
      <text:p text:style-name="P90">объем 2 - 3 стр.</text:p>
      <text:h text:style-name="P95" text:outline-level="2"><text:bookmark-start text:name="__RefHeading___Toc2364_1024494410"/>Производительность алгоритма на реальном роботе<text:bookmark-end text:name="__RefHeading___Toc2364_1024494410"/></text:h>
      <text:p text:style-name="P90">объем 1 - 2 стр.</text:p>
      <text:h text:style-name="P94" text:outline-level="1"><text:bookmark-start text:name="__RefHeading___Toc2366_1024494410"/>Анализ качества разработанного ПО<text:bookmark-end text:name="__RefHeading___Toc2366_1024494410"/></text:h>
      <text:h text:style-name="P95" text:outline-level="2"><text:bookmark-start text:name="__RefHeading___Toc2368_1024494410"/>Испытанные среды<text:bookmark-end text:name="__RefHeading___Toc2368_1024494410"/></text:h>
      <text:p text:style-name="P90">объем 1 стр.</text:p>
      <text:h text:style-name="P95" text:outline-level="2"><text:bookmark-start text:name="__RefHeading___Toc2370_1024494410"/>Ограничения к применению<text:bookmark-end text:name="__RefHeading___Toc2370_1024494410"/></text:h>
      <text:p text:style-name="P90">объем 1 стр.</text:p>
      <text:h text:style-name="P94" text:outline-level="1"><text:bookmark-start text:name="__RefHeading___Toc2372_1024494410"/>Заключение<text:bookmark-end text:name="__RefHeading___Toc2372_1024494410"/></text:h>
      <text:h text:style-name="P94" text:outline-level="1"><text:bookmark-start text:name="__RefHeading___Toc2374_1024494410"/>Литература<text:bookmark-end text:name="__RefHeading___Toc2374_1024494410"/></text:h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1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1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1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1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1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indent="-0.2957in" style:auto-text-indent="false">
        <style:tab-stops>
          <style:tab-stop style:position="0.591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2.3626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text-position="sub 58%" fo:letter-spacing="-0.0008in" fo:language="en" fo:country="US" style:letter-kerning="tru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for_5f_tables_5f_12" style:display-name="for_tables_12" style:family="paragraph" style:parent-style-name="Standard_20__28_user_29_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indent="0.3937in" style:auto-text-indent="false">
        <style:tab-stops>
          <style:tab-stop style:position="-1.378in"/>
          <style:tab-stop style:position="0.6898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/>
    <style:style style:name="Рисунок" style:family="paragraph" style:parent-style-name="caption" style:default-outline-level="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0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97</meta:editing-cycles>
    <meta:print-date>2021-09-13T06:59:00</meta:print-date>
    <meta:creation-date>2021-09-16T07:34:00</meta:creation-date>
    <dc:date>2022-05-03T20:48:48.868331475</dc:date>
    <meta:editing-duration>P3DT6H48M24S</meta:editing-duration>
    <meta:generator>LibreOffice/6.4.7.2$Linux_X86_64 LibreOffice_project/40$Build-2</meta:generator>
    <meta:document-statistic meta:table-count="6" meta:image-count="0" meta:object-count="77" meta:page-count="20" meta:paragraph-count="223" meta:word-count="2959" meta:character-count="23737" meta:non-whitespace-character-count="209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υ</mi>
            <mi>i</mi>
          </msub>
          <mi>,</mi>
          <msub>
            <mi>ω</mi>
            <mi>i</mi>
          </msub>
        </mrow>
      </mrow>
      <mo fence="true" stretchy="false">)</mo>
    </mrow>
    <annotation encoding="StarMath 5.0">( %upsilon_i, %omega_i ) </annotation>
  </semantics>
</math>
</file>

<file path=Object 10/content.xml><?xml version="1.0" encoding="utf-8"?>
<math xmlns="http://www.w3.org/1998/Math/MathML" display="block">
  <semantics>
    <mover accent="true">
      <mi>υ</mi>
      <mo stretchy="false">˙</mo>
    </mover>
    <annotation encoding="StarMath 5.0">dot %upsilon</annotation>
  </semantics>
</math>
</file>

<file path=Object 11/content.xml><?xml version="1.0" encoding="utf-8"?>
<math xmlns="http://www.w3.org/1998/Math/MathML" display="block">
  <semantics>
    <mover accent="true">
      <mi>ω</mi>
      <mo stretchy="false">˙</mo>
    </mover>
    <annotation encoding="StarMath 5.0">dot %omega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i>υ</mi>
            <mi>a</mi>
          </msub>
          <mi>,</mi>
          <msub>
            <mi>ω</mi>
            <mi>a</mi>
          </msub>
        </mrow>
      </mrow>
      <mo fence="true" stretchy="false">)</mo>
    </mrow>
    <annotation encoding="StarMath 5.0">( %upsilon_a, %omega_a ) </annotation>
  </semantics>
</math>
</file>

<file path=Object 13/content.xml><?xml version="1.0" encoding="utf-8"?>
<math xmlns="http://www.w3.org/1998/Math/MathML" display="block">
  <semantics>
    <mrow>
      <msub>
        <mi>V</mi>
        <mi>d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∈</mo>
            <mrow>
              <mrow>
                <mo fence="true" stretchy="true">[</mo>
                <mrow>
                  <mrow>
                    <mrow>
                      <msub>
                        <mi>υ</mi>
                        <mi>a</mi>
                      </msub>
                      <mo stretchy="false">−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  <mi>,</mi>
                    <mrow>
                      <msub>
                        <mi>υ</mi>
                        <mi>a</mi>
                      </msub>
                      <mo stretchy="false">+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</mrow>
                </mrow>
                <mo fence="true" stretchy="true">]</mo>
              </mrow>
              <mo stretchy="false">∧</mo>
              <mi>ω</mi>
            </mrow>
            <mo stretchy="false">∈</mo>
            <mrow>
              <mo fence="true" stretchy="true">[</mo>
              <mrow>
                <mrow>
                  <mrow>
                    <msub>
                      <mi>ω</mi>
                      <mi>a</mi>
                    </msub>
                    <mo stretchy="false">−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  <mi>,</mi>
                  <mrow>
                    <msub>
                      <mi>ω</mi>
                      <mi>a</mi>
                    </msub>
                    <mo stretchy="false">+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</mrow>
              </mrow>
              <mo fence="true" stretchy="true">]</mo>
            </mrow>
          </mrow>
        </mrow>
        <mo fence="true" stretchy="false">}</mo>
      </mrow>
    </mrow>
    <annotation encoding="StarMath 5.0">V_d = lbrace ( %upsilon, %omega ) divides %upsilon in left [ %upsilon_a - dot %upsilon cdot t, %upsilon_a + dot %upsilon cdot t right ] and %omega in left [ %omega_a - dot %omega cdot t, %omega_a + dot %omega cdot t right ] rbrace </annotation>
  </semantics>
</math>
</file>

<file path=Object 14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5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16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8/content.xml><?xml version="1.0" encoding="utf-8"?>
<math xmlns="http://www.w3.org/1998/Math/MathML" display="block">
  <semantics>
    <mrow>
      <msub>
        <mi>V</mi>
        <mi>r</mi>
      </msub>
      <mo stretchy="false">=</mo>
      <mrow>
        <msub>
          <mi>V</mi>
          <mi>a</mi>
        </msub>
        <mo stretchy="false">∩</mo>
        <msub>
          <mi>V</mi>
          <mi>d</mi>
        </msub>
      </mrow>
    </mrow>
    <annotation encoding="StarMath 5.0">V_r = V_a intersection V_d</annotation>
  </semantics>
</math>
</file>

<file path=Object 19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

<file path=Object 20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υ</mi>
              <mi>,</mi>
              <mi>ω</mi>
            </mrow>
          </mrow>
          <mo fence="true" stretchy="false">)</mo>
        </mrow>
        <mo stretchy="false">=</mo>
        <mi>σ</mi>
      </mrow>
      <mrow>
        <mo fence="true" stretchy="false">(</mo>
        <mrow>
          <mrow>
            <mrow>
              <mi>α</mi>
              <mo stretchy="false">⋅</mo>
              <mi mathvariant="italic">heading</mi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β</mi>
                <mo stretchy="false">⋅</mo>
                <mi mathvariant="italic">dist</mi>
              </mrow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γ</mi>
                <mo stretchy="false">⋅</mo>
                <mi mathvariant="italic">velocity</mi>
              </mrow>
            </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</mrow>
        </mrow>
        <mo fence="true" stretchy="false">)</mo>
      </mrow>
    </mrow>
    <annotation encoding="StarMath 5.0">G(%upsilon, %omega) = %sigma( %alpha cdot heading(%upsilon, %omega) + %beta cdot dist(%upsilon, %omega) + %gamma cdot velocity(%upsilon, %omega) )</annotation>
  </semantics>
</math>
</file>

<file path=Object 22/content.xml><?xml version="1.0" encoding="utf-8"?>
<math xmlns="http://www.w3.org/1998/Math/MathML" display="block">
  <semantics>
    <mrow>
      <mn>180</mn>
      <mo stretchy="false">−</mo>
      <mi>θ</mi>
    </mrow>
    <annotation encoding="StarMath 5.0">180 - %theta</annotation>
  </semantics>
</math>
</file>

<file path=Object 23/content.xml><?xml version="1.0" encoding="utf-8"?>
<math xmlns="http://www.w3.org/1998/Math/MathML" display="block">
  <semantics>
    <mrow>
      <mi>θ</mi>
      <mspace/>
    </mrow>
    <annotation encoding="StarMath 5.0">%theta~~</annotation>
  </semantics>
</math>
</file>

<file path=Object 24/content.xml><?xml version="1.0" encoding="utf-8"?>
<math xmlns="http://www.w3.org/1998/Math/MathML" display="block">
  <semantics>
    <mi>υ</mi>
    <annotation encoding="StarMath 5.0">%upsilon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 dot x, dot %theta ) 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27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θ</mi>
          <mi>,</mi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x, y, %theta, dot x, dot %theta)</annotation>
  </semantics>
</math>
</file>

<file path=Object 28/content.xml><?xml version="1.0" encoding="utf-8"?>
<math xmlns="http://www.w3.org/1998/Math/MathML" display="block">
  <semantics>
    <mrow>
      <mi>С</mi>
      <mrow>
        <mrow>
          <mo fence="true" stretchy="false">(</mo>
          <mrow>
            <mi>t</mi>
          </mrow>
          <mo fence="true" stretchy="false">)</mo>
        </mrow>
        <mo stretchy="false">=</mo>
        <mi>α</mi>
      </mrow>
      <mrow>
        <mi mathvariant="italic">Obs</mi>
        <mo stretchy="false">+</mo>
        <mi>β</mi>
      </mrow>
      <mrow>
        <mi mathvariant="italic">Gdist</mi>
        <mo stretchy="false">+</mo>
        <mi>γ</mi>
      </mrow>
      <mrow>
        <mi mathvariant="italic">Pdist</mi>
        <mo stretchy="false">+</mo>
        <mi>δ</mi>
      </mrow>
      <mfrac>
        <mn>1</mn>
        <mover accent="true">
          <msup>
            <mi>x</mi>
            <mn>2</mn>
          </msup>
          <mo stretchy="false">˙</mo>
        </mover>
      </mfrac>
    </mrow>
    <annotation encoding="StarMath 5.0">С(t) = %alpha Obs + %beta Gdist + %gamma Pdist + %delta {1} over {dot x^2} </annotation>
  </semantics>
</math>
</file>

<file path=Object 29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/content.xml><?xml version="1.0" encoding="utf-8"?>
<math xmlns="http://www.w3.org/1998/Math/MathML" display="block">
  <semantics>
    <mrow>
      <mi mathvariant="italic">dist</mi>
      <mrow>
        <mo fence="true" stretchy="false">(</mo>
        <mrow>
          <mrow>
            <mi>υ</mi>
            <mi>,</mi>
            <mi>ω</mi>
          </mrow>
        </mrow>
        <mo fence="true" stretchy="false">)</mo>
      </mrow>
    </mrow>
    <annotation encoding="StarMath 5.0">dist( %upsilon, %omega ) </annotation>
  </semantics>
</math>
</file>

<file path=Object 30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1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3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4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35/content.xml><?xml version="1.0" encoding="utf-8"?>
<math xmlns="http://www.w3.org/1998/Math/MathML" display="block">
  <semantics>
    <mrow>
      <mrow>
        <mi>Q</mi>
        <mo stretchy="false">=</mo>
        <msub>
          <mrow>
            <mo fence="true" stretchy="false">{</mo>
            <mrow>
              <mstyle mathvariant="bold">
                <msub>
                  <mi mathvariant="normal">x</mi>
                  <mi mathvariant="normal">i</mi>
                </msub>
              </mstyle>
            </mrow>
            <mo fence="true" stretchy="false">}</mo>
          </mrow>
          <mrow>
            <mrow>
              <mi>i</mi>
              <mo stretchy="false">=</mo>
              <mn>0</mn>
            </mrow>
            <mo stretchy="false">…</mo>
            <mi>n</mi>
          </mrow>
        </msub>
      </mrow>
      <mspace width="6em"/>
      <mrow>
        <mi>n</mi>
        <mo stretchy="false">∈</mo>
        <mi mathvariant="normal">ℕ</mi>
      </mrow>
    </mrow>
    <annotation encoding="StarMath 5.0">Q = lbrace bold nitalic{x_i} rbrace_{i=0 dotslow n}~~~n in setN </annotation>
  </semantics>
</math>
</file>

<file path=Object 36/content.xml><?xml version="1.0" encoding="utf-8"?>
<math xmlns="http://www.w3.org/1998/Math/MathML" display="block">
  <semantics>
    <mrow>
      <mi mathvariant="normal">Δ</mi>
      <msub>
        <mi>T</mi>
        <mi>i</mi>
      </msub>
    </mrow>
    <annotation encoding="StarMath 5.0">%DELTA T_i</annotation>
  </semantics>
</math>
</file>

<file path=Object 37/content.xml><?xml version="1.0" encoding="utf-8"?>
<math xmlns="http://www.w3.org/1998/Math/MathML" display="block">
  <semantics>
    <mrow>
      <mi>τ</mi>
      <mrow>
        <mspace width="2em"/>
        <mo stretchy="false">=</mo>
        <msub>
          <mrow>
            <mo fence="true" stretchy="false">{</mo>
            <mrow>
              <mrow>
                <mi mathvariant="normal">Δ</mi>
                <msub>
                  <mi>T</mi>
                  <mi>i</mi>
                </msub>
              </mrow>
            </mrow>
            <mo fence="true" stretchy="false">}</mo>
          </mrow>
          <mrow>
            <mrow>
              <mi>i</mi>
              <mo stretchy="false">=</mo>
              <mn>0</mn>
            </mrow>
            <mo stretchy="false">…</mo>
            <mrow>
              <mi>n</mi>
              <mo stretchy="false">−</mo>
              <mn>1</mn>
            </mrow>
          </mrow>
        </msub>
      </mrow>
    </mrow>
    <annotation encoding="StarMath 5.0">%tau ~= lbrace %DELTA T_i rbrace_{ i = 0 dotslow  n-1}</annotation>
  </semantics>
</math>
</file>

<file path=Object 38/content.xml><?xml version="1.0" encoding="utf-8"?>
<math xmlns="http://www.w3.org/1998/Math/MathML" display="block">
  <semantics>
    <mi>Q</mi>
    <annotation encoding="StarMath 5.0">Q</annotation>
  </semantics>
</math>
</file>

<file path=Object 39/content.xml><?xml version="1.0" encoding="utf-8"?>
<math xmlns="http://www.w3.org/1998/Math/MathML" display="block">
  <semantics>
    <mrow>
      <mi>τ</mi>
      <mspace/>
    </mrow>
    <annotation encoding="StarMath 5.0">%tau~~</annotation>
  </semantics>
</math>
</file>

<file path=Object 4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40/content.xml><?xml version="1.0" encoding="utf-8"?>
<math xmlns="http://www.w3.org/1998/Math/MathML" display="block">
  <semantics>
    <mrow>
      <mi>B</mi>
      <mrow>
        <mi mathvariant="normal">:</mi>
        <mo stretchy="false">=</mo>
        <mrow>
          <mo fence="true" stretchy="false">(</mo>
          <mrow>
            <mrow>
              <mi>Q</mi>
              <mi>,</mi>
              <mi>τ</mi>
            </mrow>
          </mrow>
          <mo fence="true" stretchy="false">)</mo>
        </mrow>
      </mrow>
    </mrow>
    <annotation encoding="StarMath 5.0">B :=( Q, %tau )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=</mo>
        <mrow>
          <munder>
            <mo stretchy="false">∑</mo>
            <mi>k</mi>
          </munder>
          <msub>
            <mi>γ</mi>
            <mi>k</mi>
          </msub>
        </mrow>
      </mrow>
      <msub>
        <mi>f</mi>
        <mi>k</mi>
      </msub>
      <mrow>
        <mo fence="true" stretchy="false">(</mo>
        <mrow>
          <mi>B</mi>
        </mrow>
        <mo fence="true" stretchy="false">)</mo>
      </mrow>
    </mrow>
    <annotation encoding="StarMath 5.0">f( B ) = sum from{k} %gamma_k f_k( B )</annotation>
  </semantics>
</math>
</file>

<file path=Object 42/content.xml><?xml version="1.0" encoding="utf-8"?>
<math xmlns="http://www.w3.org/1998/Math/MathML" display="block">
  <semantics>
    <mrow>
      <mrow>
        <msup>
          <mi>B</mi>
          <mrow>
            <mspace width="0.5em"/>
            <mo stretchy="false">∗</mo>
            <mspace width="0.5em"/>
          </mrow>
        </msup>
        <mo stretchy="false">=</mo>
        <munder>
          <mtext>argmin</mtext>
          <mi>B</mi>
        </munder>
      </mrow>
      <mi>f</mi>
      <mrow>
        <mo fence="true" stretchy="false">(</mo>
        <mrow>
          <mi>B</mi>
        </mrow>
        <mo fence="true" stretchy="false">)</mo>
      </mrow>
    </mrow>
    <annotation encoding="StarMath 5.0">B^{`*`} = "argmin" csub {B} f( B )</annotation>
  </semantics>
</math>
</file>

<file path=Object 43/content.xml><?xml version="1.0" encoding="utf-8"?>
<math xmlns="http://www.w3.org/1998/Math/MathML" display="block">
  <semantics>
    <mrow>
      <mrow>
        <msup>
          <mi>B</mi>
          <mrow>
            <mspace width="0.5em"/>
            <mo stretchy="false">∗</mo>
            <mspace width="0.5em"/>
          </mrow>
        </msup>
        <mo stretchy="false">=</mo>
        <munder>
          <mtext>argmin</mtext>
          <mi>B</mi>
        </munder>
      </mrow>
      <mi>f</mi>
      <mrow>
        <mo fence="true" stretchy="false">(</mo>
        <mrow>
          <mi>B</mi>
        </mrow>
        <mo fence="true" stretchy="false">)</mo>
      </mrow>
    </mrow>
    <annotation encoding="StarMath 5.0">B^{`*`} = "argmin" csub {B} f( B )</annotation>
  </semantics>
</math>
</file>

<file path=Object 44/content.xml><?xml version="1.0" encoding="utf-8"?>
<math xmlns="http://www.w3.org/1998/Math/MathML" display="block">
  <semantics>
    <mrow>
      <mi>f</mi>
      <mrow>
        <mo fence="true" stretchy="false">(</mo>
        <mrow>
          <mi>B</mi>
        </mrow>
        <mo fence="true" stretchy="false">)</mo>
      </mrow>
    </mrow>
    <annotation encoding="StarMath 5.0">f( B )</annotation>
  </semantics>
</math>
</file>

<file path=Object 45/content.xml><?xml version="1.0" encoding="utf-8"?>
<math xmlns="http://www.w3.org/1998/Math/MathML" display="block">
  <semantics>
    <msub>
      <mi>d</mi>
      <mrow>
        <mi mathvariant="italic">min</mi>
        <mi>,</mi>
        <mi>j</mi>
      </mrow>
    </msub>
    <annotation encoding="StarMath 5.0">d_{ min, j }</annotation>
  </semantics>
</math>
</file>

<file path=Object 46/content.xml><?xml version="1.0" encoding="utf-8"?>
<math xmlns="http://www.w3.org/1998/Math/MathML" display="block">
  <semantics>
    <mrow>
      <mstyle mathvariant="bold">
        <msub>
          <mi mathvariant="normal">z</mi>
          <mstyle mathvariant="italic">
            <mi>j</mi>
          </mstyle>
        </msub>
      </mstyle>
      <mspace/>
    </mrow>
    <annotation encoding="StarMath 5.0">bold nitalic z_{nbold italic j}~</annotation>
  </semantics>
</math>
</file>

<file path=Object 47/content.xml><?xml version="1.0" encoding="utf-8"?>
<math xmlns="http://www.w3.org/1998/Math/MathML" display="block">
  <semantics>
    <msub>
      <mi>r</mi>
      <mrow>
        <mi>p</mi>
        <mi mathvariant="italic">max</mi>
      </mrow>
    </msub>
    <annotation encoding="StarMath 5.0">r_{p max}</annotation>
  </semantics>
</math>
</file>

<file path=Object 48/content.xml><?xml version="1.0" encoding="utf-8"?>
<math xmlns="http://www.w3.org/1998/Math/MathML" display="block">
  <semantics>
    <msub>
      <mi>r</mi>
      <mrow>
        <mi>o</mi>
        <mi mathvariant="italic">min</mi>
      </mrow>
    </msub>
    <annotation encoding="StarMath 5.0">r_{o min}</annotation>
  </semantics>
</math>
</file>

<file path=Object 49/content.xml><?xml version="1.0" encoding="utf-8"?>
<math xmlns="http://www.w3.org/1998/Math/MathML" display="block">
  <semantics>
    <mrow>
      <mrow>
        <msub>
          <mi>f</mi>
          <mi mathvariant="italic">path</mi>
        </msub>
        <mo stretchy="false">=</mo>
        <msub>
          <mi>e</mi>
          <mi mathvariant="normal">Γ</mi>
        </msub>
      </mrow>
      <mrow>
        <mo fence="true" stretchy="false">(</mo>
        <mrow>
          <mrow>
            <msub>
              <mi>d</mi>
              <mrow>
                <mi mathvariant="italic">min</mi>
                <mi>,</mi>
                <mi>j</mi>
              </mrow>
            </msub>
            <mi>,</mi>
            <msub>
              <mi>r</mi>
              <mrow>
                <mi>p</mi>
                <mi mathvariant="italic">max</mi>
              </mrow>
            </msub>
            <mi>,</mi>
            <mi>ϵ</mi>
            <mi>,</mi>
            <mi>S</mi>
            <mi>,</mi>
            <mi>n</mi>
          </mrow>
        </mrow>
        <mo fence="true" stretchy="false">)</mo>
      </mrow>
    </mrow>
    <annotation encoding="StarMath 5.0">f_{ path }=e_%GAMMA( d_{min,j}, r_{p max}, %epsilon, S, n )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≤</mo>
            <mrow>
              <msqrt>
                <mrow>
                  <mrow>
                    <mn>2</mn>
                    <mo stretchy="false">⋅</mo>
                    <mi mathvariant="italic">dist</mi>
                  </mrow>
                  <mrow>
                    <mrow>
                      <mo fence="true" stretchy="false">(</mo>
                      <mrow>
                        <mrow>
                          <mi>υ</mi>
                          <mi>,</mi>
                          <mi>ω</mi>
                        </mrow>
                      </mrow>
                      <mo fence="true" stretchy="false">)</mo>
                    </mrow>
                    <mo stretchy="false">⋅</mo>
                    <mover accent="true">
                      <msub>
                        <mi>υ</mi>
                        <mi>b</mi>
                      </msub>
                      <mo stretchy="false">˙</mo>
                    </mover>
                  </mrow>
                </mrow>
              </msqrt>
              <mo stretchy="false">∧</mo>
              <mi>ω</mi>
            </mrow>
            <mo stretchy="false">≤</mo>
            <msqrt>
              <mrow>
                <mrow>
                  <mn>2</mn>
                  <mo stretchy="false">⋅</mo>
                  <mi mathvariant="italic">dist</mi>
                </mrow>
                <mrow>
                  <mrow>
                    <mo fence="true" stretchy="false">(</mo>
                    <mrow>
                      <mrow>
                        <mi>υ</mi>
                        <mi>,</mi>
                        <mi>ω</mi>
                      </mrow>
                    </mrow>
                    <mo fence="true" stretchy="false">)</mo>
                  </mrow>
                  <mo stretchy="false">⋅</mo>
                  <mover accent="true">
                    <msub>
                      <mi>ω</mi>
                      <mi>b</mi>
                    </msub>
                    <mo stretchy="false">˙</mo>
                  </mover>
                </mrow>
              </mrow>
            </msqrt>
          </mrow>
        </mrow>
        <mo fence="true" stretchy="false">}</mo>
      </mrow>
    </mrow>
    <annotation encoding="StarMath 5.0">V_a = lbrace ( %upsilon, %omega ) divides %upsilon &lt;= sqrt{2 cdot dist(%upsilon, %omega) cdot dot %upsilon_b} and %omega &lt;= sqrt{2 cdot dist(%upsilon, %omega) cdot dot %omega_b} rbrace </annotation>
  </semantics>
</math>
</file>

<file path=Object 50/content.xml><?xml version="1.0" encoding="utf-8"?>
<math xmlns="http://www.w3.org/1998/Math/MathML" display="block">
  <semantics>
    <mrow>
      <mrow>
        <msub>
          <mi>f</mi>
          <mi mathvariant="italic">ob</mi>
        </msub>
        <mo stretchy="false">=</mo>
        <msub>
          <mi>e</mi>
          <mi mathvariant="normal">Γ</mi>
        </msub>
      </mrow>
      <mrow>
        <mo fence="true" stretchy="false">(</mo>
        <mrow>
          <mrow>
            <mrow>
              <mo stretchy="false">−</mo>
              <msub>
                <mi>d</mi>
                <mrow>
                  <mi mathvariant="italic">min</mi>
                  <mi>,</mi>
                  <mi>j</mi>
                </mrow>
              </msub>
            </mrow>
            <mrow>
              <mi>,</mi>
              <mo stretchy="false">−</mo>
              <msub>
                <mi>r</mi>
                <mrow>
                  <mi>o</mi>
                  <mi mathvariant="italic">min</mi>
                </mrow>
              </msub>
            </mrow>
            <mi>,</mi>
            <mi>ϵ</mi>
            <mi>,</mi>
            <mi>S</mi>
            <mi>,</mi>
            <mi>n</mi>
          </mrow>
        </mrow>
        <mo fence="true" stretchy="false">)</mo>
      </mrow>
    </mrow>
    <annotation encoding="StarMath 5.0">f_{ ob }=e_%GAMMA( -d_{min,j}, -r_{o min}, %epsilon, S, n )</annotation>
  </semantics>
</math>
</file>

<file path=Object 51/content.xml><?xml version="1.0" encoding="utf-8"?>
<math xmlns="http://www.w3.org/1998/Math/MathML" display="block">
  <semantics>
    <msub>
      <mi>e</mi>
      <mi mathvariant="normal">Γ</mi>
    </msub>
    <annotation encoding="StarMath 5.0">e_%GAMMA</annotation>
  </semantics>
</math>
</file>

<file path=Object 52/content.xml><?xml version="1.0" encoding="utf-8"?>
<math xmlns="http://www.w3.org/1998/Math/MathML" display="block">
  <semantics>
    <mrow>
      <msub>
        <mi>e</mi>
        <mi mathvariant="normal">Γ</mi>
      </msub>
      <mrow>
        <mrow>
          <mo fence="true" stretchy="false">(</mo>
          <mrow>
            <mrow>
              <mi>x</mi>
              <mi>,</mi>
              <msub>
                <mi>x</mi>
                <mi>r</mi>
              </msub>
              <mi>,</mi>
              <mi>ϵ</mi>
              <mi>,</mi>
              <mi>S</mi>
              <mi>,</mi>
              <mi>n</mi>
            </mrow>
          </mrow>
          <mo fence="true" stretchy="false">)</mo>
        </mrow>
        <mo stretchy="false">≃</mo>
        <mrow>
          <mo fence="true" stretchy="true">{</mo>
          <mrow>
            <mtable>
              <mtr>
                <mtd>
                  <mrow>
                    <msup>
                      <mrow>
                        <mo fence="true" stretchy="true">(</mo>
                        <mrow>
                          <mfrac>
                            <mrow>
                              <mi>x</mi>
                              <mo stretchy="false">−</mo>
                              <mrow>
                                <mo fence="true" stretchy="true">(</mo>
                                <mrow>
                                  <mrow>
                                    <msub>
                                      <mi>x</mi>
                                      <mi>r</mi>
                                    </msub>
                                    <mo stretchy="false">−</mo>
                                    <mi>ϵ</mi>
                                  </mrow>
                                </mrow>
                                <mo fence="true" stretchy="true">)</mo>
                              </mrow>
                            </mrow>
                            <mi>S</mi>
                          </mfrac>
                        </mrow>
                        <mo fence="true" stretchy="true">)</mo>
                      </mrow>
                      <mi>n</mi>
                    </msup>
                    <mspace width="4em"/>
                    <mtext>if</mtext>
                    <mrow>
                      <mi>x</mi>
                      <mo stretchy="false">&gt;</mo>
                      <mrow>
                        <msub>
                          <mi>x</mi>
                          <mi>r</mi>
                        </msub>
                        <mo stretchy="false">−</mo>
                        <mi>ϵ</mi>
                      </mrow>
                    </mrow>
                  </mrow>
                </mtd>
              </mtr>
              <mtr>
                <mtd>
                  <mrow>
                    <mn>0</mn>
                    <mspace width="26em"/>
                    <mtext>	otherwise</mtext>
                  </mrow>
                </mtd>
              </mtr>
            </mtable>
          </mrow>
        </mrow>
      </mrow>
    </mrow>
    <annotation encoding="StarMath 5.0">e_%GAMMA( x, x_r, %epsilon, S, n ) simeq left lbrace  binom{
left ( {x-left (x_r-%epsilon right )} over S right )^{n} ~~ "if" x&gt;x_r-%epsilon
}{
0~~~~~~~~~~~~~"	otherwise"
} right none</annotation>
  </semantics>
</math>
</file>

<file path=Object 53/content.xml><?xml version="1.0" encoding="utf-8"?>
<math xmlns="http://www.w3.org/1998/Math/MathML" display="block">
  <semantics>
    <msub>
      <mi>x</mi>
      <mi>r</mi>
    </msub>
    <annotation encoding="StarMath 5.0">x_r</annotation>
  </semantics>
</math>
</file>

<file path=Object 54/content.xml><?xml version="1.0" encoding="utf-8"?>
<math xmlns="http://www.w3.org/1998/Math/MathML" display="block">
  <semantics>
    <mrow>
      <mi>ϵ</mi>
      <mi>,</mi>
      <mi>S</mi>
      <mi>,</mi>
      <mi>n</mi>
    </mrow>
    <annotation encoding="StarMath 5.0">%epsilon, S, n</annotation>
  </semantics>
</math>
</file>

<file path=Object 55/content.xml><?xml version="1.0" encoding="utf-8"?>
<math xmlns="http://www.w3.org/1998/Math/MathML" display="block">
  <semantics>
    <mi>S</mi>
    <annotation encoding="StarMath 5.0">S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i>ϵ</mi>
    <annotation encoding="StarMath 5.0">%epsilon</annotation>
  </semantics>
</math>
</file>

<file path=Object 58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59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6/content.xml><?xml version="1.0" encoding="utf-8"?>
<math xmlns="http://www.w3.org/1998/Math/MathML" display="block">
  <semantics>
    <mover accent="true">
      <msub>
        <mi>υ</mi>
        <mi>b</mi>
      </msub>
      <mo stretchy="false">˙</mo>
    </mover>
    <annotation encoding="StarMath 5.0">dot %upsilon_b</annotation>
  </semantics>
</math>
</file>

<file path=Object 60/content.xml><?xml version="1.0" encoding="utf-8"?>
<math xmlns="http://www.w3.org/1998/Math/MathML" display="block">
  <semantics>
    <mrow>
      <mi mathvariant="normal">Δ</mi>
      <msub>
        <mi>T</mi>
        <mi>i</mi>
      </msub>
    </mrow>
    <annotation encoding="StarMath 5.0">%DELTA T_i</annotation>
  </semantics>
</math>
</file>

<file path=Object 61/content.xml><?xml version="1.0" encoding="utf-8"?>
<math xmlns="http://www.w3.org/1998/Math/MathML" display="block">
  <semantics>
    <mrow>
      <mrow>
        <msub>
          <mi>υ</mi>
          <mi>i</mi>
        </msub>
        <mo stretchy="false">≃</mo>
        <mrow>
          <mfrac>
            <mn>1</mn>
            <mrow>
              <mi mathvariant="normal">Δ</mi>
              <msub>
                <mi>T</mi>
                <mi>i</mi>
              </msub>
            </mrow>
          </mfrac>
          <mo stretchy="false">⋅</mo>
          <mrow>
            <mo fence="true" stretchy="true">‖</mo>
            <mrow>
              <mtable>
                <mtr>
                  <mtd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td>
                </mtr>
                <mtr>
                  <mtd>
                    <mrow>
                      <msub>
                        <mi>y</mi>
                        <mrow>
                          <mi>i</mi>
                          <mo stretchy="false">+</mo>
                          <mn>1</mn>
                        </mrow>
                      </msub>
                      <mo stretchy="false">−</mo>
                      <msub>
                        <mi>y</mi>
                        <mi>i</mi>
                      </msub>
                    </mrow>
                  </mtd>
                </mtr>
              </mtable>
            </mrow>
            <mo fence="true" stretchy="true">‖</mo>
          </mrow>
        </mrow>
      </mrow>
      <mspace width="18em"/>
      <mrow>
        <msub>
          <mi>ω</mi>
          <mi>i</mi>
        </msub>
        <mo stretchy="false">≃</mo>
        <mfrac>
          <mrow>
            <msub>
              <mi>β</mi>
              <mrow>
                <mi>i</mi>
                <mo stretchy="false">+</mo>
                <mn>1</mn>
              </mrow>
            </msub>
            <mo stretchy="false">−</mo>
            <msub>
              <mi>β</mi>
              <mi>i</mi>
            </msub>
          </mrow>
          <mrow>
            <mi mathvariant="normal">Δ</mi>
            <msub>
              <mi>T</mi>
              <mi>i</mi>
            </msub>
          </mrow>
        </mfrac>
      </mrow>
    </mrow>
    <annotation encoding="StarMath 5.0">%upsilon_i simeq 1 over { %DELTA T_i } cdot left ldline binom{x_{i+1}-x_i}{y_{i+1}-y_i}  right rdline
~~~~~~~~~
%omega_i simeq { %beta_{i+1} - %beta_i } over { %DELTA T_i }</annotation>
  </semantics>
</math>
</file>

<file path=Object 62/content.xml><?xml version="1.0" encoding="utf-8"?>
<math xmlns="http://www.w3.org/1998/Math/MathML" display="block">
  <semantics>
    <mrow>
      <msub>
        <mi>a</mi>
        <mi>i</mi>
      </msub>
      <mo stretchy="false">=</mo>
      <mfrac>
        <mrow>
          <mn>2</mn>
          <mrow>
            <mo fence="true" stretchy="false">(</mo>
            <mrow>
              <mrow>
                <msub>
                  <mi>υ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υ</mi>
                  <mi>i</mi>
                </msub>
              </mrow>
            </mrow>
            <mo fence="true" stretchy="false">)</mo>
          </mrow>
        </mrow>
        <mrow>
          <mi mathvariant="normal">Δ</mi>
          <mrow>
            <msub>
              <mi>T</mi>
              <mi>i</mi>
            </msub>
            <mo stretchy="false">+</mo>
            <mi mathvariant="normal">Δ</mi>
          </mrow>
          <msub>
            <mi>T</mi>
            <mrow>
              <mi>i</mi>
              <mo stretchy="false">+</mo>
              <mn>1</mn>
            </mrow>
          </msub>
        </mrow>
      </mfrac>
    </mrow>
    <annotation encoding="StarMath 5.0">a_i = { 2(%upsilon_{i+1}-%upsilon_i) } over { %DELTA T_{i} + %DELTA T_{i+1}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sub>
                    <mi>w</mi>
                    <mi>r</mi>
                  </msub>
                  <mi>,</mi>
                  <mi>i</mi>
                </mrow>
              </msub>
              <mo stretchy="false">=</mo>
              <mrow>
                <msub>
                  <mi>υ</mi>
                  <mi>i</mi>
                </msub>
                <mo stretchy="false">−</mo>
                <mi>L</mi>
              </mrow>
            </mrow>
            <msub>
              <mi>ω</mi>
              <mi>i</mi>
            </msub>
          </mrow>
        </mtd>
      </mtr>
      <mtr>
        <mtd>
          <mrow>
            <mrow>
              <msub>
                <mi>υ</mi>
                <mrow>
                  <msub>
                    <mi>w</mi>
                    <mi>l</mi>
                  </msub>
                  <mi>,</mi>
                  <mi>i</mi>
                </mrow>
              </msub>
              <mo stretchy="false">=</mo>
              <mrow>
                <msub>
                  <mi>υ</mi>
                  <mi>i</mi>
                </msub>
                <mo stretchy="false">−</mo>
                <mi>L</mi>
              </mrow>
            </mrow>
            <msub>
              <mi>ω</mi>
              <mi>i</mi>
            </msub>
          </mrow>
        </mtd>
      </mtr>
    </mtable>
    <annotation encoding="StarMath 5.0">binom{
%upsilon_{ w_r, i } = %upsilon_i - L%omega_i
}{
%upsilon_{ w_l, i } = %upsilon_i - L%omega_i
} 
</annotation>
  </semantics>
</math>
</file>

<file path=Object 64/content.xml><?xml version="1.0" encoding="utf-8"?>
<math xmlns="http://www.w3.org/1998/Math/MathML" display="block">
  <semantics>
    <msub>
      <mi>ϑ</mi>
      <mi>i</mi>
    </msub>
    <annotation encoding="StarMath 5.0">%vartheta_i</annotation>
  </semantics>
</math>
</file>

<file path=Object 65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66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67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68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69/content.xml><?xml version="1.0" encoding="utf-8"?>
<math xmlns="http://www.w3.org/1998/Math/MathML" display="block">
  <semantics>
    <msub>
      <mi>ϑ</mi>
      <mrow>
        <mi>i</mi>
        <mo stretchy="false">+</mo>
        <mn>1</mn>
      </mrow>
    </msub>
    <annotation encoding="StarMath 5.0">%vartheta_{i+1}</annotation>
  </semantics>
</math>
</file>

<file path=Object 7/content.xml><?xml version="1.0" encoding="utf-8"?>
<math xmlns="http://www.w3.org/1998/Math/MathML" display="block">
  <semantics>
    <mover accent="true">
      <msub>
        <mi>ω</mi>
        <mi>b</mi>
      </msub>
      <mo stretchy="false">˙</mo>
    </mover>
    <annotation encoding="StarMath 5.0">dot %omega_b</annotation>
  </semantics>
</math>
</file>

<file path=Object 70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71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ub>
                <mi>ϑ</mi>
                <mi>i</mi>
              </msub>
              <mo stretchy="false">=</mo>
              <msub>
                <mi>ϑ</mi>
                <mrow>
                  <mi>i</mi>
                  <mo stretchy="false">+</mo>
                  <mn>1</mn>
                </mrow>
              </msub>
            </mrow>
            <mo stretchy="false">⇔</mo>
          </mrow>
        </mtd>
      </mtr>
      <mtr>
        <mtd>
          <mrow>
            <mo stretchy="false">⇔</mo>
            <mrow>
              <mrow>
                <mo fence="true" stretchy="true">(</mo>
                <mrow>
                  <mtable>
                    <mtr>
                      <mtd>
                        <mrow>
                          <mi>cos</mi>
                          <msub>
                            <mi>β</mi>
                            <mi>i</mi>
                          </msub>
                        </mrow>
                      </mtd>
                    </mtr>
                    <mtr>
                      <mtd>
                        <mrow>
                          <mi>sin</mi>
                          <msub>
                            <mi>β</mi>
                            <mi>i</mi>
                          </msub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o stretchy="false">×</mo>
              <mstyle mathvariant="bold">
                <msub>
                  <mi mathvariant="normal">d</mi>
                  <mstyle mathvariant="italic">
                    <mrow>
                      <mi>i</mi>
                      <mi>,</mi>
                      <mrow>
                        <mi>i</mi>
                        <mo stretchy="false">+</mo>
                        <mn>1</mn>
                      </mrow>
                    </mrow>
                  </mstyle>
                </msub>
              </mstyle>
            </mrow>
            <mrow>
              <mspace width="2em"/>
              <mo stretchy="false">=</mo>
              <mspace width="2em"/>
            </mrow>
            <mrow>
              <mstyle mathvariant="bold">
                <msub>
                  <mi mathvariant="normal">d</mi>
                  <mstyle mathvariant="italic">
                    <mrow>
                      <mi>i</mi>
                      <mi>,</mi>
                      <mrow>
                        <mi>i</mi>
                        <mo stretchy="false">+</mo>
                        <mn>1</mn>
                      </mrow>
                    </mrow>
                  </mstyle>
                </msub>
              </mstyle>
              <mo stretchy="false">×</mo>
              <mrow>
                <mo fence="true" stretchy="true">(</mo>
                <mrow>
                  <mtable>
                    <mtr>
                      <mtd>
                        <mrow>
                          <mi>cos</mi>
                          <msub>
                            <mi>β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sin</mi>
                          <msub>
                            <mi>β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binom{
%vartheta_i = %vartheta_{ i+1 } dlrarrow
}{
dlrarrow
left ( stack{cos %beta_i # sin %beta_i # 0}  right ) times bold nitalic d_{nbold italic {i,i+1}} ~=~ 
bold nitalic d_{nbold italic {i,i+1}} times left ( stack{cos %beta_{i+1} # sin %beta_{i+1} # 0}  right )
} 
</annotation>
  </semantics>
</math>
</file>

<file path=Object 73/content.xml><?xml version="1.0" encoding="utf-8"?>
<math xmlns="http://www.w3.org/1998/Math/MathML" display="block">
  <semantics>
    <mrow>
      <mstyle mathvariant="bold">
        <msub>
          <mi mathvariant="normal">d</mi>
          <mstyle mathvariant="italic">
            <mrow>
              <mi>i</mi>
              <mi>,</mi>
              <mrow>
                <mi>i</mi>
                <mo stretchy="false">+</mo>
                <mn>1</mn>
              </mrow>
            </mrow>
          </mstyle>
        </msub>
      </mstyle>
      <mspace width="0.5em"/>
      <mrow>
        <mi mathvariant="normal">:</mi>
        <mo stretchy="false">=</mo>
        <mspace width="0.5em"/>
      </mrow>
      <mrow>
        <mo fence="true" stretchy="true">(</mo>
        <mrow>
          <mtable>
            <mtr>
              <mtd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y</mi>
                    <mi>i</mi>
                  </msub>
                </mrow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bold nitalic d_{nbold italic {i,i+1}} `:=` left ( stack{x_{i+1}-x_i # y_{i+1}-y_i # 0}  right ) </annotation>
  </semantics>
</math>
</file>

<file path=Object 74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75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76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=</mo>
        <msup>
          <mrow>
            <mo fence="true" stretchy="true">‖</mo>
            <mrow>
              <mrow>
                <mspace width="2em"/>
                <mrow>
                  <mo fence="true" stretchy="true">[</mo>
                  <mrow>
                    <mrow>
                      <mspace width="2em"/>
                      <mrow>
                        <mrow>
                          <mo fence="true" stretchy="true">(</mo>
                          <mrow>
                            <mtable>
                              <mtr>
                                <mtd>
                                  <mrow>
                                    <mi>cos</mi>
                                    <msub>
                                      <mi>β</mi>
                                      <mi>i</mi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i>sin</mi>
                                    <msub>
                                      <mi>β</mi>
                                      <mi>i</mi>
                                    </msub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</mrow>
                          <mo fence="true" stretchy="true">)</mo>
                        </mrow>
                        <mo stretchy="false">+</mo>
                        <mrow>
                          <mo fence="true" stretchy="true">(</mo>
                          <mrow>
                            <mtable>
                              <mtr>
                                <mtd>
                                  <mrow>
                                    <mi>cos</mi>
                                    <msub>
                                      <mi>β</mi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i>sin</mi>
                                    <msub>
                                      <mi>β</mi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sub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</mrow>
                          <mo fence="true" stretchy="true">)</mo>
                        </mrow>
                      </mrow>
                      <mspace width="2em"/>
                    </mrow>
                  </mrow>
                  <mo fence="true" stretchy="true">]</mo>
                </mrow>
                <mrow>
                  <mspace width="0.5em"/>
                  <mo stretchy="false">×</mo>
                  <mspace width="0.5em"/>
                </mrow>
                <mstyle mathvariant="bold">
                  <msub>
                    <mi mathvariant="normal">d</mi>
                    <mstyle mathvariant="italic">
                      <mrow>
                        <mi>i</mi>
                        <mi>,</mi>
                        <mrow>
                          <mi>i</mi>
                          <mo stretchy="false">+</mo>
                          <mn>1</mn>
                        </mrow>
                      </mrow>
                    </mstyle>
                  </msub>
                </mstyle>
                <mspace width="2em"/>
              </mrow>
            </mrow>
            <mo fence="true" stretchy="true">‖</mo>
          </mrow>
          <mrow>
            <mspace width="0.5em"/>
            <mn>2</mn>
          </mrow>
        </msup>
      </mrow>
    </mrow>
    <annotation encoding="StarMath 5.0">f_k( x_i,x_{i+1} )= left ldline ~ left [ ~left ( stack{cos %beta_i # sin %beta_i # 0} right ) + left ( stack{cos %beta_{i+1} # sin %beta_{i+1} # 0} right ) ~ right ] `times` bold nitalic d_{nbold italic {i,i+1}} ~ right rdline ^{ `2 }</annotation>
  </semantics>
</math>
</file>

<file path=Object 77/content.xml><?xml version="1.0" encoding="utf-8"?>
<math xmlns="http://www.w3.org/1998/Math/MathML" display="block">
  <semantics>
    <mrow>
      <msub>
        <mi>f</mi>
        <mi>k</mi>
      </msub>
      <mo stretchy="false">=</mo>
      <msup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i mathvariant="normal">Δ</mi>
                <msub>
                  <mi>T</mi>
                  <mi>i</mi>
                </msub>
              </mrow>
            </mrow>
          </mrow>
          <mo fence="true" stretchy="false">)</mo>
        </mrow>
        <mn>2</mn>
      </msup>
    </mrow>
    <annotation encoding="StarMath 5.0">f_k = (sum from {i=1} to {n} {%DELTA T_i})^2</annotation>
  </semantics>
</math>
</file>

<file path=Object 8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